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40000019E0E525244.png"/>
  <manifest:file-entry manifest:media-type="image/png" manifest:full-path="Pictures/10000000000001DF00000150E6BB5380.png"/>
  <manifest:file-entry manifest:media-type="image/png" manifest:full-path="Pictures/100000000000023F000000D6621C54EF.png"/>
  <manifest:file-entry manifest:media-type="image/png" manifest:full-path="Pictures/1000020100000123000000AE8D7FC663.png"/>
  <manifest:file-entry manifest:media-type="image/png" manifest:full-path="Pictures/100000000000001D0000001CA67B1CA0.png"/>
  <manifest:file-entry manifest:media-type="image/png" manifest:full-path="Pictures/10000000000002090000008D6AD35CBD.png"/>
  <manifest:file-entry manifest:media-type="image/png" manifest:full-path="Pictures/10000201000000500000004A5CA4FE42.png"/>
  <manifest:file-entry manifest:media-type="image/png" manifest:full-path="Pictures/10000000000002160000013A280E67F8.png"/>
  <manifest:file-entry manifest:media-type="image/png" manifest:full-path="Pictures/10000000000000C7000000D1A8E63778.png"/>
  <manifest:file-entry manifest:media-type="image/png" manifest:full-path="Pictures/10000000000003A5000001DF2F7F1C13.png"/>
  <manifest:file-entry manifest:media-type="image/png" manifest:full-path="Pictures/10000000000000190000001B1038BA2C.png"/>
  <manifest:file-entry manifest:media-type="image/png" manifest:full-path="Pictures/100000000000001E0000001FD4838E7A.png"/>
  <manifest:file-entry manifest:media-type="image/png" manifest:full-path="Pictures/1000000000000228000000F0821E97E7.png"/>
  <manifest:file-entry manifest:media-type="image/png" manifest:full-path="Pictures/100000000000001F0000001FB050AE5F.png"/>
  <manifest:file-entry manifest:media-type="image/png" manifest:full-path="Pictures/100000000000015F000000D6098F13B7.png"/>
  <manifest:file-entry manifest:media-type="image/png" manifest:full-path="Pictures/10000000000001EB000000F0C2CCDBE6.png"/>
  <manifest:file-entry manifest:media-type="image/png" manifest:full-path="Pictures/1000000000000219000001290C55F305.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5" style:family="table">
      <style:table-properties style:width="6.6542in" fo:margin-left="0.0146in" fo:margin-right="0.0243in" fo:margin-top="0in" fo:margin-bottom="0.0785in" table:align="margins" style:may-break-between-rows="false"/>
    </style:style>
    <style:style style:name="Table5.A" style:family="table-column">
      <style:table-column-properties style:column-width="1.8542in" style:rel-column-width="18259*"/>
    </style:style>
    <style:style style:name="Table5.B" style:family="table-column">
      <style:table-column-properties style:column-width="1.4229in" style:rel-column-width="14012*"/>
    </style:style>
    <style:style style:name="Table5.C" style:family="table-column">
      <style:table-column-properties style:column-width="0.9632in" style:rel-column-width="9483*"/>
    </style:style>
    <style:style style:name="Table5.D" style:family="table-column">
      <style:table-column-properties style:column-width="1.0493in" style:rel-column-width="10332*"/>
    </style:style>
    <style:style style:name="Table5.E" style:family="table-column">
      <style:table-column-properties style:column-width="1.3653in" style:rel-column-width="13449*"/>
    </style:style>
    <style:style style:name="Table5.A1" style:family="table-cell">
      <style:table-cell-properties fo:background-color="#e6e6e6" fo:padding="0.0382in" fo:border-left="none" fo:border-right="none" fo:border-top="0.0007in solid #000000" fo:border-bottom="0.0007in solid #000000">
        <style:background-image/>
      </style:table-cell-properties>
    </style:style>
    <style:style style:name="Table5.A2" style:family="table-cell">
      <style:table-cell-properties fo:background-color="transparent" fo:padding="0.0382in" fo:border-left="none" fo:border-right="none" fo:border-top="none" fo:border-bottom="0.0007in solid #000000">
        <style:background-image/>
      </style:table-cell-properties>
    </style:style>
    <style:style style:name="Table5.A3" style:family="table-cell">
      <style:table-cell-properties fo:background-color="#ffffff" fo:padding="0.0382in" fo:border-left="none" fo:border-right="none" fo:border-top="none" fo:border-bottom="0.0007in solid #000000">
        <style:background-image/>
      </style:table-cell-properties>
    </style:style>
    <style:style style:name="Table17" style:family="table">
      <style:table-properties style:width="6.6951in" fo:margin-left="0in" fo:margin-right="-0.0021in" fo:margin-top="0.0785in" fo:margin-bottom="0.1181in" table:align="margins" style:may-break-between-rows="false"/>
    </style:style>
    <style:style style:name="Table17.A" style:family="table-column">
      <style:table-column-properties style:column-width="1.0896in" style:rel-column-width="10665*"/>
    </style:style>
    <style:style style:name="Table17.B" style:family="table-column">
      <style:table-column-properties style:column-width="5.6056in" style:rel-column-width="54870*"/>
    </style:style>
    <style:style style:name="Table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 style:family="table">
      <style:table-properties style:width="6.6951in" fo:margin-left="0in" fo:margin-right="-0.0021in" fo:margin-top="0.1181in" fo:margin-bottom="0.1181in" table:align="margins" style:may-break-between-rows="false"/>
    </style:style>
    <style:style style:name="Table8.A" style:family="table-column">
      <style:table-column-properties style:column-width="0.984in" style:rel-column-width="9629*"/>
    </style:style>
    <style:style style:name="Table8.B" style:family="table-column">
      <style:table-column-properties style:column-width="5.7111in" style:rel-column-width="55906*"/>
    </style:style>
    <style:style style:name="Table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6" style:family="table">
      <style:table-properties style:width="6.6951in" fo:margin-left="0in" fo:margin-right="-0.0021in" fo:margin-top="0.1181in" fo:margin-bottom="0.1181in" table:align="margins" style:may-break-between-rows="false"/>
    </style:style>
    <style:style style:name="Table16.A" style:family="table-column">
      <style:table-column-properties style:column-width="0.9715in" style:rel-column-width="9513*"/>
    </style:style>
    <style:style style:name="Table16.B" style:family="table-column">
      <style:table-column-properties style:column-width="5.7236in" style:rel-column-width="56022*"/>
    </style:style>
    <style:style style:name="Table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 style:family="table">
      <style:table-properties style:width="6.7014in" fo:margin-left="0in" fo:margin-right="-0.0083in" fo:margin-top="0.1181in" fo:margin-bottom="0.1181in" table:align="margins" style:may-break-between-rows="false"/>
    </style:style>
    <style:style style:name="Table9.A" style:family="table-column">
      <style:table-column-properties style:column-width="1.1229in" style:rel-column-width="10980*"/>
    </style:style>
    <style:style style:name="Table9.B" style:family="table-column">
      <style:table-column-properties style:column-width="5.5785in" style:rel-column-width="54555*"/>
    </style:style>
    <style:style style:name="Table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4" style:family="table">
      <style:table-properties style:width="6.6951in" fo:margin-left="0in" fo:margin-right="-0.0021in" fo:margin-top="0.1181in" fo:margin-bottom="0.1965in" table:align="margins" style:may-break-between-rows="false"/>
    </style:style>
    <style:style style:name="Table14.A" style:family="table-column">
      <style:table-column-properties style:column-width="1.0896in" style:rel-column-width="10665*"/>
    </style:style>
    <style:style style:name="Table14.B" style:family="table-column">
      <style:table-column-properties style:column-width="5.6056in" style:rel-column-width="54870*"/>
    </style:style>
    <style:style style:name="Table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 style:family="table">
      <style:table-properties style:width="6.6951in" fo:margin-left="0in" fo:margin-right="-0.0021in" fo:margin-top="0.0785in" fo:margin-bottom="0.1181in" table:align="margins" style:may-break-between-rows="false"/>
    </style:style>
    <style:style style:name="Table11.A" style:family="table-column">
      <style:table-column-properties style:column-width="1.0896in" style:rel-column-width="10665*"/>
    </style:style>
    <style:style style:name="Table11.B" style:family="table-column">
      <style:table-column-properties style:column-width="5.6056in" style:rel-column-width="54870*"/>
    </style:style>
    <style:style style:name="Table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 style:family="table">
      <style:table-properties style:width="6.6951in" fo:margin-left="0in" fo:margin-right="-0.0021in" fo:margin-top="0.0785in" fo:margin-bottom="0.1181in" table:align="margins" style:may-break-between-rows="false"/>
    </style:style>
    <style:style style:name="Table19.A" style:family="table-column">
      <style:table-column-properties style:column-width="1.2472in" style:rel-column-width="12208*"/>
    </style:style>
    <style:style style:name="Table19.B" style:family="table-column">
      <style:table-column-properties style:column-width="5.4479in" style:rel-column-width="53327*"/>
    </style:style>
    <style:style style:name="Table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 style:family="table">
      <style:table-properties style:width="6.6951in" fo:margin-left="0in" fo:margin-right="-0.0021in" fo:margin-top="0.1181in" fo:margin-bottom="0.0785in" table:align="margins" style:may-break-between-rows="false"/>
    </style:style>
    <style:style style:name="Table12.A" style:family="table-column">
      <style:table-column-properties style:column-width="1.134in" style:rel-column-width="11099*"/>
    </style:style>
    <style:style style:name="Table12.B" style:family="table-column">
      <style:table-column-properties style:column-width="5.5611in" style:rel-column-width="54436*"/>
    </style:style>
    <style:style style:name="Table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 style:family="table">
      <style:table-properties style:width="6.6931in" fo:margin-left="0in" fo:margin-right="0in" fo:margin-top="0.1181in" fo:margin-bottom="0.1181in" table:align="margins" style:may-break-between-rows="false"/>
    </style:style>
    <style:style style:name="Table13.A" style:family="table-column">
      <style:table-column-properties style:column-width="1.0215in" style:rel-column-width="10002*"/>
    </style:style>
    <style:style style:name="Table13.B" style:family="table-column">
      <style:table-column-properties style:column-width="5.6715in" style:rel-column-width="55533*"/>
    </style:style>
    <style:style style:name="Table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1" style:family="table">
      <style:table-properties style:width="6.6951in" fo:margin-left="0in" fo:margin-right="-0.0021in" fo:margin-top="0.1181in" fo:margin-bottom="0.1181in" table:align="margins" style:may-break-between-rows="false"/>
    </style:style>
    <style:style style:name="Table21.A" style:family="table-column">
      <style:table-column-properties style:column-width="1.0896in" style:rel-column-width="10665*"/>
    </style:style>
    <style:style style:name="Table21.B" style:family="table-column">
      <style:table-column-properties style:column-width="5.6056in" style:rel-column-width="54870*"/>
    </style:style>
    <style:style style:name="Table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ableText">
      <style:text-properties fo:language="en" fo:country="US"/>
    </style:style>
    <style:style style:name="P5" style:family="paragraph" style:parent-style-name="OOoTextBody" style:master-page-name="">
      <style:paragraph-properties style:page-number="auto" fo:keep-with-next="always"/>
    </style:style>
    <style:style style:name="P6" style:family="paragraph" style:parent-style-name="OOoTextBody" style:master-page-name="">
      <style:paragraph-properties style:page-number="auto" fo:keep-with-next="always"/>
      <style:text-properties fo:language="en" fo:country="US"/>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fo:keep-together="always" fo:orphans="0" fo:widows="0" style:page-number="auto"/>
      <style:text-properties fo:language="en" fo:country="US"/>
    </style:style>
    <style:style style:name="P9" style:family="paragraph" style:parent-style-name="OOoTextBody" style:master-page-name="">
      <style:paragraph-properties style:page-number="auto" fo:keep-with-next="auto"/>
      <style:text-properties fo:language="en" fo:country="US"/>
    </style:style>
    <style:style style:name="P10" style:family="paragraph" style:parent-style-name="OOoTextBody_5f_ListIntro" style:master-page-name="">
      <style:paragraph-properties style:page-number="auto"/>
      <style:text-properties fo:language="en" fo:country="US"/>
    </style:style>
    <style:style style:name="P11" style:family="paragraph" style:parent-style-name="Figure">
      <style:text-properties fo:language="en" fo:country="US"/>
    </style:style>
    <style:style style:name="P12" style:family="paragraph" style:parent-style-name="Figure">
      <style:paragraph-properties fo:text-align="center" style:justify-single-word="false"/>
      <style:text-properties fo:language="en" fo:country="US"/>
    </style:style>
    <style:style style:name="P13" style:family="paragraph" style:parent-style-name="OOoTextBody">
      <style:text-properties fo:language="en" fo:country="US"/>
    </style:style>
    <style:style style:name="P14" style:family="paragraph" style:parent-style-name="OOoTableHeader">
      <style:text-properties fo:language="en" fo:country="US"/>
    </style:style>
    <style:style style:name="P15" style:family="paragraph" style:parent-style-name="OOoDefinitionTerm">
      <style:text-properties fo:language="en" fo:country="US"/>
    </style:style>
    <style:style style:name="P16" style:family="paragraph" style:parent-style-name="OOoFigureCaption">
      <style:text-properties fo:language="en" fo:country="US"/>
    </style:style>
    <style:style style:name="P17" style:family="paragraph" style:parent-style-name="OOoFigureCaption">
      <style:paragraph-properties fo:text-align="center" style:justify-single-word="false"/>
      <style:text-properties fo:language="en" fo:country="US"/>
    </style:style>
    <style:style style:name="P18" style:family="paragraph" style:parent-style-name="OOoTextBody_5f_ListIntro">
      <style:text-properties fo:language="en" fo:country="US"/>
    </style:style>
    <style:style style:name="P19" style:family="paragraph" style:parent-style-name="OOoDefinition">
      <style:text-properties fo:language="en" fo:country="US"/>
    </style:style>
    <style:style style:name="P20" style:family="paragraph" style:parent-style-name="OOoFigure">
      <style:text-properties fo:language="en" fo:country="US"/>
    </style:style>
    <style:style style:name="P21" style:family="paragraph" style:parent-style-name="OOoFigure" style:master-page-name="">
      <style:paragraph-properties loext:contextual-spacing="false" fo:margin-top="0.0827in" fo:margin-bottom="0.161in" style:page-number="auto"/>
      <style:text-properties fo:language="en" fo:country="US"/>
    </style:style>
    <style:style style:name="P22" style:family="paragraph" style:parent-style-name="OOoTableCaption">
      <style:text-properties fo:language="en" fo:country="US"/>
    </style:style>
    <style:style style:name="P23" style:family="paragraph" style:parent-style-name="OOoTip_2f_Note_2f_Caution">
      <style:text-properties fo:language="en" fo:country="US"/>
    </style:style>
    <style:style style:name="P24"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5" style:family="paragraph" style:parent-style-name="OOoTip_2f_Note_2f_Caution">
      <style:paragraph-properties loext:contextual-spacing="false" fo:margin-top="0in" fo:margin-bottom="0.0398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6" style:family="paragraph" style:parent-style-name="Contents_20_3">
      <style:paragraph-properties>
        <style:tab-stops>
          <style:tab-stop style:position="6.3in" style:type="right" style:leader-style="dotted" style:leader-text="."/>
        </style:tab-stops>
      </style:paragraph-properties>
    </style:style>
    <style:style style:name="P27" style:family="paragraph" style:parent-style-name="Contents_20_2">
      <style:paragraph-properties>
        <style:tab-stops>
          <style:tab-stop style:position="6.4965in" style:type="right" style:leader-style="dotted" style:leader-text="."/>
        </style:tab-stops>
      </style:paragraph-properties>
    </style:style>
    <style:style style:name="P28" style:family="paragraph" style:parent-style-name="Contents_20_1">
      <style:paragraph-properties>
        <style:tab-stops>
          <style:tab-stop style:position="6.6929in" style:type="right" style:leader-style="dotted" style:leader-text="."/>
        </style:tab-stops>
      </style:paragraph-properties>
    </style:style>
    <style:style style:name="P29" style:family="paragraph" style:parent-style-name="OOoProductName" style:master-page-name="OOoPageStyle">
      <style:paragraph-properties loext:contextual-spacing="false" fo:margin-top="1.9689in" fo:margin-bottom="0.7874in" style:page-number="auto"/>
      <style:text-properties fo:language="en" fo:country="US"/>
    </style:style>
    <style:style style:name="P30" style:family="paragraph" style:parent-style-name="OOoNum_20_123_20_End">
      <style:text-properties fo:language="en" fo:country="US"/>
    </style:style>
    <style:style style:name="P31" style:family="paragraph" style:parent-style-name="OOoNum_20_123_20_End" style:list-style-name="OOoNum_20_123">
      <style:text-properties fo:language="en" fo:country="US"/>
    </style:style>
    <style:style style:name="P32" style:family="paragraph" style:parent-style-name="OOoNum_20_123_20_Cont.">
      <style:text-properties fo:language="en" fo:country="US"/>
    </style:style>
    <style:style style:name="P33" style:family="paragraph" style:parent-style-name="OOoNum_20_123_20_Cont." style:list-style-name="OOoNum_20_123">
      <style:text-properties fo:language="en" fo:country="US"/>
    </style:style>
    <style:style style:name="P34" style:family="paragraph" style:parent-style-name="OOoNum_20_123_20_Cont." style:list-style-name="OOoNum_20_123">
      <style:paragraph-properties loext:contextual-spacing="false"/>
      <style:text-properties fo:language="en" fo:country="US"/>
    </style:style>
    <style:style style:name="P35" style:family="paragraph" style:parent-style-name="OOoNum_20_123_20_Cont." style:list-style-name="OOoNum_20_123"/>
    <style:style style:name="P36" style:family="paragraph" style:parent-style-name="OOoNum_20_123_20_Start" style:list-style-name="OOoNum_20_123"/>
    <style:style style:name="P37" style:family="paragraph" style:parent-style-name="OOoNum_20_123_20_Start">
      <style:text-properties fo:language="en" fo:country="US"/>
    </style:style>
    <style:style style:name="P38" style:family="paragraph" style:parent-style-name="OOoNum_20_123_20_Start">
      <style:paragraph-properties fo:margin-left="0.5118in" fo:margin-right="-0.0398in" fo:text-indent="-0.1181in" style:auto-text-indent="false">
        <style:tab-stops/>
      </style:paragraph-properties>
    </style:style>
    <style:style style:name="P39" style:family="paragraph" style:parent-style-name="OOoHeading_20_2">
      <style:text-properties fo:language="en" fo:country="US"/>
    </style:style>
    <style:style style:name="P40" style:family="paragraph" style:parent-style-name="OOoCopyrightPage" style:master-page-name="OOoCopyright">
      <style:paragraph-properties style:page-number="auto"/>
    </style:style>
    <style:style style:name="P41" style:family="paragraph" style:parent-style-name="OOoList_20_1_20_End">
      <style:text-properties fo:language="en" fo:country="US"/>
    </style:style>
    <style:style style:name="P42" style:family="paragraph" style:parent-style-name="OOoList_20_1_20_Cont.">
      <style:text-properties fo:language="en" fo:country="US"/>
    </style:style>
    <style:style style:name="P43" style:family="paragraph" style:parent-style-name="OOoList_20_1_20_Start">
      <style:text-properties fo:language="en" fo:country="US"/>
    </style:style>
    <style:style style:name="P44" style:family="paragraph" style:parent-style-name="OOoList_20_1_20_Start" style:master-page-name="">
      <style:paragraph-properties style:page-number="auto" fo:keep-with-next="always"/>
      <style:text-properties fo:language="en" fo:country="US"/>
    </style:style>
    <style:style style:name="P45" style:family="paragraph" style:parent-style-name="OOoTextBody" style:master-page-name="OOoFrontMatter">
      <style:paragraph-properties style:page-number="auto"/>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italic" style:font-style-asian="italic"/>
    </style:style>
    <style:style style:name="T4" style:family="text">
      <style:text-properties fo:language="en" fo:country="US" fo:font-style="italic" style:font-style-asian="italic" style:font-style-complex="italic"/>
    </style:style>
    <style:style style:name="T5" style:family="text">
      <style:text-properties fo:language="en" fo:country="US" fo:font-style="italic" fo:font-weight="normal" style:font-style-asian="normal" style:font-weight-asian="normal" style:font-style-complex="normal" style:font-weight-complex="normal"/>
    </style:style>
    <style:style style:name="T6" style:family="text">
      <style:text-properties fo:language="en" fo:country="US" fo:font-weight="normal" style:font-weight-asian="normal" style:font-weight-complex="normal"/>
    </style:style>
    <style:style style:name="T7" style:family="text">
      <style:text-properties fo:language="en" fo:country="US" style:font-weight-asian="normal" style:font-weight-complex="normal"/>
    </style:style>
    <style:style style:name="T8" style:family="text">
      <style:text-properties fo:language="en" fo:country="US" fo:font-weight="bold" style:font-weight-asian="normal" style:font-weight-complex="normal"/>
    </style:style>
    <style:style style:name="T9" style:family="text">
      <style:text-properties fo:color="#0084d1" style:font-name="Liberation Sans" fo:font-size="14pt" fo:font-weight="bold" loext:opacity="100%"/>
    </style:style>
    <style:style style:name="T10" style:family="text">
      <style:text-properties style:font-name="Liberation Sans1" fo:font-size="11pt"/>
    </style:style>
    <style:style style:name="T11" style:family="text">
      <style:text-properties style:font-name="Liberation Sans1" fo:font-size="11pt" fo:language="en" fo:country="US"/>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name="Times New Roman"/>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3" style:family="graphic" style:parent-style-name="OOoFrame">
      <style:graphic-properties style:vertical-pos="middle" style:vertical-rel="baseline" style:horizontal-pos="from-left" style:horizontal-rel="paragraph" style:shadow="none" loext:rel-height-rel="paragraph">
        <style:columns fo:column-count="1" fo:column-gap="0in"/>
      </style:graphic-properties>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0193in, 0in, 0in, 0.0193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0783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0193in, 0in, 0.0193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0398in, 0.0193in, 0in)" draw:luminance="0%" draw:contrast="0%" draw:red="0%" draw:green="0%" draw:blue="0%" draw:gamma="100%" draw:color-inversion="false" draw:image-opacity="100%" draw:color-mode="standard" style:flow-with-text="false" draw:wrap-influence-on-position="once-concurrent" loext:allow-overlap="tru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Apache OpenOffice</text:p>
      <text:p text:style-name="OOoSubtitle">Version 4.1</text:p>
      <text:p text:style-name="OOoGuideName">Getting Started</text:p>
      <text:p text:style-name="OOoAuthor">AOO Documentation Team</text:p>
      <text:p text:style-name="OOoTextBody"/>
      <text:p text:style-name="OOoPageBreak"/>
      <text:p text:style-name="P40">Copyright</text:p>
      <text:p text:style-name="OOoTextBody">This document is Copyright <text:span text:style-name="T13">©</text:span> 2023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19 April 2023. Based on Apache OpenOffice 4.1.</text:p>
      <text:p text:style-name="P45"/>
      <text:p text:style-name="OOoToCHead">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8"><text:a xlink:type="simple" xlink:href="#__RefHeading__2108_1570480794" text:style-name="Internet_20_link" text:visited-style-name="Internet_20_link">Chapter 2 <text:line-break/>Using Styles and Templates<text:tab/>5</text:a></text:p>
          <text:p text:style-name="P27"><text:a xlink:type="simple" xlink:href="#__RefHeading__2110_1570480794" text:style-name="Internet_20_link" text:visited-style-name="Internet_20_link">What Is a Template?<text:tab/>5</text:a></text:p>
          <text:p text:style-name="P27"><text:a xlink:type="simple" xlink:href="#__RefHeading__2112_1570480794" text:style-name="Internet_20_link" text:visited-style-name="Internet_20_link">What Are Styles?<text:tab/>5</text:a></text:p>
          <text:p text:style-name="P26"><text:a xlink:type="simple" xlink:href="#__RefHeading__2114_1570480794" text:style-name="Internet_20_link" text:visited-style-name="Internet_20_link">Using Styles Is Highly Recommended<text:tab/>5</text:a></text:p>
          <text:p text:style-name="P26"><text:a xlink:type="simple" xlink:href="#__RefHeading__2116_1570480794" text:style-name="Internet_20_link" text:visited-style-name="Internet_20_link">Type of Styles in Apache OpenOffice<text:tab/>6</text:a></text:p>
          <text:p text:style-name="P27"><text:a xlink:type="simple" xlink:href="#__RefHeading__2118_1570480794" text:style-name="Internet_20_link" text:visited-style-name="Internet_20_link">Applying Styles<text:tab/>7</text:a></text:p>
          <text:p text:style-name="P26"><text:a xlink:type="simple" xlink:href="#__RefHeading__2120_1570480794" text:style-name="Internet_20_link" text:visited-style-name="Internet_20_link">Using the Styles Deck in the Sidebar<text:tab/>7</text:a></text:p>
          <text:p text:style-name="P26"><text:a xlink:type="simple" xlink:href="#__RefHeading__2122_1570480794" text:style-name="Internet_20_link" text:visited-style-name="Internet_20_link">Using Fill Format Mode<text:tab/>8</text:a></text:p>
          <text:p text:style-name="P26"><text:a xlink:type="simple" xlink:href="#__RefHeading__2124_1570480794" text:style-name="Internet_20_link" text:visited-style-name="Internet_20_link">Using the Apply Style List in Writer<text:tab/>8</text:a></text:p>
          <text:p text:style-name="P26"><text:a xlink:type="simple" xlink:href="#__RefHeading__2126_1570480794" text:style-name="Internet_20_link" text:visited-style-name="Internet_20_link">Using Keyboard Shortcuts<text:tab/>9</text:a></text:p>
          <text:p text:style-name="P27"><text:a xlink:type="simple" xlink:href="#__RefHeading__2128_1570480794" text:style-name="Internet_20_link" text:visited-style-name="Internet_20_link">Modifying Styles<text:tab/>9</text:a></text:p>
          <text:p text:style-name="P26"><text:a xlink:type="simple" xlink:href="#__RefHeading__2130_1570480794" text:style-name="Internet_20_link" text:visited-style-name="Internet_20_link">Changing a Style Using the Style Dialog<text:tab/>9</text:a></text:p>
          <text:p text:style-name="P26"><text:a xlink:type="simple" xlink:href="#__RefHeading__2132_1570480794" text:style-name="Internet_20_link" text:visited-style-name="Internet_20_link">Updating a Style from a Selection<text:tab/>10</text:a></text:p>
          <text:p text:style-name="P26"><text:a xlink:type="simple" xlink:href="#__RefHeading__2134_1570480794" text:style-name="Internet_20_link" text:visited-style-name="Internet_20_link">Using AutoUpdate (Writer)<text:tab/>10</text:a></text:p>
          <text:p text:style-name="P26"><text:a xlink:type="simple" xlink:href="#__RefHeading__2136_1570480794" text:style-name="Internet_20_link" text:visited-style-name="Internet_20_link">Updating Styles from a Document or Template<text:tab/>10</text:a></text:p>
          <text:p text:style-name="P27"><text:a xlink:type="simple" xlink:href="#__RefHeading__2138_1570480794" text:style-name="Internet_20_link" text:visited-style-name="Internet_20_link">Creating New (Custom) Styles<text:tab/>10</text:a></text:p>
          <text:p text:style-name="P26"><text:a xlink:type="simple" xlink:href="#__RefHeading__2140_1570480794" text:style-name="Internet_20_link" text:visited-style-name="Internet_20_link">Creating a New Style Using the Style Dialog<text:tab/>11</text:a></text:p>
          <text:p text:style-name="P26"><text:a xlink:type="simple" xlink:href="#__RefHeading__2142_1570480794" text:style-name="Internet_20_link" text:visited-style-name="Internet_20_link">Creating a New Style from a Selection<text:tab/>11</text:a></text:p>
          <text:p text:style-name="P26"><text:a xlink:type="simple" xlink:href="#__RefHeading__2144_1570480794" text:style-name="Internet_20_link" text:visited-style-name="Internet_20_link">Dragging and Dropping to Create a Style (Writer and Calc)<text:tab/>11</text:a></text:p>
          <text:p text:style-name="P27"><text:a xlink:type="simple" xlink:href="#__RefHeading__2146_1570480794" text:style-name="Internet_20_link" text:visited-style-name="Internet_20_link">Copying and Moving Styles<text:tab/>12</text:a></text:p>
          <text:p text:style-name="P26"><text:a xlink:type="simple" xlink:href="#__RefHeading__2148_1570480794" text:style-name="Internet_20_link" text:visited-style-name="Internet_20_link">Using the Template Management Dialog<text:tab/>12</text:a></text:p>
          <text:p text:style-name="P26"><text:a xlink:type="simple" xlink:href="#__RefHeading__2150_1570480794" text:style-name="Internet_20_link" text:visited-style-name="Internet_20_link">Loading Styles from a Template or Document<text:tab/>13</text:a></text:p>
          <text:p text:style-name="P27"><text:a xlink:type="simple" xlink:href="#__RefHeading__2152_1570480794" text:style-name="Internet_20_link" text:visited-style-name="Internet_20_link">Deleting Styles<text:tab/>14</text:a></text:p>
          <text:p text:style-name="P27"><text:a xlink:type="simple" xlink:href="#__RefHeading__34104_1092913537" text:style-name="Internet_20_link" text:visited-style-name="Internet_20_link">Using a Template to Create a Document<text:tab/>14</text:a></text:p>
          <text:p text:style-name="P27"><text:a xlink:type="simple" xlink:href="#__RefHeading__2154_1570480794" text:style-name="Internet_20_link" text:visited-style-name="Internet_20_link">Creating a Template<text:tab/>15</text:a></text:p>
          <text:p text:style-name="P26"><text:a xlink:type="simple" xlink:href="#__RefHeading__2156_1570480794" text:style-name="Internet_20_link" text:visited-style-name="Internet_20_link">Creating a Template from a Document<text:tab/>15</text:a></text:p>
          <text:p text:style-name="P26"><text:a xlink:type="simple" xlink:href="#__RefHeading__2158_1570480794" text:style-name="Internet_20_link" text:visited-style-name="Internet_20_link">Creating a Template Using a Wizard<text:tab/>16</text:a></text:p>
          <text:p text:style-name="P27"><text:a xlink:type="simple" xlink:href="#__RefHeading__2160_1570480794" text:style-name="Internet_20_link" text:visited-style-name="Internet_20_link">Adding Templates Using the Extension Manager<text:tab/>17</text:a></text:p>
          <text:p text:style-name="P27"><text:a xlink:type="simple" xlink:href="#__RefHeading__2162_1570480794" text:style-name="Internet_20_link" text:visited-style-name="Internet_20_link">Editing a Template<text:tab/>18</text:a></text:p>
          <text:p text:style-name="P26"><text:a xlink:type="simple" xlink:href="#__RefHeading__2164_1570480794" text:style-name="Internet_20_link" text:visited-style-name="Internet_20_link">Updating a Document from a Changed Template<text:tab/>18</text:a></text:p>
          <text:p text:style-name="P27"><text:a xlink:type="simple" xlink:href="#__RefHeading__33984_1092913537" text:style-name="Internet_20_link" text:visited-style-name="Internet_20_link">Changing the Template Assigned to a Document<text:tab/>19</text:a></text:p>
          <text:p text:style-name="P27"><text:a xlink:type="simple" xlink:href="#__RefHeading__2166_1570480794" text:style-name="Internet_20_link" text:visited-style-name="Internet_20_link">Setting a Default Template<text:tab/>19</text:a></text:p>
          <text:p text:style-name="P26"><text:a xlink:type="simple" xlink:href="#__RefHeading__2168_1570480794" text:style-name="Internet_20_link" text:visited-style-name="Internet_20_link">Setting a Template as the Default<text:tab/>19</text:a></text:p>
          <text:p text:style-name="P26"><text:a xlink:type="simple" xlink:href="#__RefHeading__2170_1570480794" text:style-name="Internet_20_link" text:visited-style-name="Internet_20_link">Resetting the Default Template<text:tab/>19</text:a></text:p>
          <text:p text:style-name="P27"><text:a xlink:type="simple" xlink:href="#__RefHeading__2172_1570480794" text:style-name="Internet_20_link" text:visited-style-name="Internet_20_link">Organizing Templates<text:tab/>20</text:a></text:p>
          <text:p text:style-name="P26"><text:a xlink:type="simple" xlink:href="#__RefHeading__2174_1570480794" text:style-name="Internet_20_link" text:visited-style-name="Internet_20_link">Creating a Template Folder<text:tab/>20</text:a></text:p>
          <text:p text:style-name="P26"><text:a xlink:type="simple" xlink:href="#__RefHeading__2176_1570480794" text:style-name="Internet_20_link" text:visited-style-name="Internet_20_link">Deleting a Template Folder<text:tab/>20</text:a></text:p>
          <text:p text:style-name="P26"><text:a xlink:type="simple" xlink:href="#__RefHeading__2178_1570480794" text:style-name="Internet_20_link" text:visited-style-name="Internet_20_link">Moving a Template<text:tab/>20</text:a></text:p>
          <text:p text:style-name="P26"><text:a xlink:type="simple" xlink:href="#__RefHeading__2180_1570480794" text:style-name="Internet_20_link" text:visited-style-name="Internet_20_link">Deleting a Template<text:tab/>20</text:a></text:p>
          <text:p text:style-name="P26"><text:a xlink:type="simple" xlink:href="#__RefHeading__2182_1570480794" text:style-name="Internet_20_link" text:visited-style-name="Internet_20_link">Importing a Template<text:tab/>21</text:a></text:p>
          <text:p text:style-name="P26"><text:a xlink:type="simple" xlink:href="#__RefHeading__2184_1570480794" text:style-name="Internet_20_link" text:visited-style-name="Internet_20_link">Exporting a Template<text:tab/>21</text:a></text:p>
          <text:p text:style-name="P27"><text:a xlink:type="simple" xlink:href="#__RefHeading__2186_1570480794" text:style-name="Internet_20_link" text:visited-style-name="Internet_20_link">Examples of Style Use<text:tab/>21</text:a></text:p>
          <text:p text:style-name="P26"><text:a xlink:type="simple" xlink:href="#__RefHeading__2188_1570480794" text:style-name="Internet_20_link" text:visited-style-name="Internet_20_link">Defining a Different First Page for a Document<text:tab/>21</text:a></text:p>
          <text:p text:style-name="P26"><text:a xlink:type="simple" xlink:href="#__RefHeading__2190_1570480794" text:style-name="Internet_20_link" text:visited-style-name="Internet_20_link">Dividing a Document into Chapters<text:tab/>22</text:a></text:p>
          <text:p text:style-name="P26"><text:a xlink:type="simple" xlink:href="#__RefHeading__2192_1570480794" text:style-name="Internet_20_link" text:visited-style-name="Internet_20_link">Changing Page Orientation Within a Document<text:tab/>22</text:a></text:p>
          <text:p text:style-name="P26"><text:a xlink:type="simple" xlink:href="#__RefHeading__2194_1570480794" text:style-name="Internet_20_link" text:visited-style-name="Internet_20_link">Different Headers on Right and Left Pages<text:tab/>22</text:a></text:p>
          <text:p text:style-name="P26"><text:a xlink:type="simple" xlink:href="#__RefHeading__2196_1570480794" text:style-name="Internet_20_link" text:visited-style-name="Internet_20_link">Controlling Page Breaks Automatically<text:tab/>23</text:a></text:p>
          <text:p text:style-name="P26"><text:a xlink:type="simple" xlink:href="#__RefHeading__2198_1570480794" text:style-name="Internet_20_link" text:visited-style-name="Internet_20_link">Compiling an Automatic Table of Contents<text:tab/>23</text:a></text:p>
          <text:p text:style-name="P26"><text:a xlink:type="simple" xlink:href="#__RefHeading__2200_1570480794" text:style-name="Internet_20_link" text:visited-style-name="Internet_20_link">Defining a Sequence of Styles<text:tab/>23</text:a></text:p>
        </text:index-body>
      </text:table-of-content>
      <text:h text:style-name="OOoHeading_20_0" text:outline-level="1"><text:bookmark-start text:name="__RefHeading__2108_1570480794"/><text:soft-page-break/><text:span text:style-name="T1">Chapter </text:span><text:span text:style-name="OOoChapterNumber"><text:span text:style-name="T1">2</text:span></text:span><text:span text:style-name="T1"> <text:line-break/>Using Styles and Templates</text:span><text:bookmark-end text:name="__RefHeading__2108_1570480794"/></text:h>
      <text:h text:style-name="OOoHeading_20_1" text:outline-level="2"><text:bookmark-start text:name="__RefHeading__2110_1570480794"/>What Is a Template?<text:bookmark-end text:name="__RefHeading__2110_1570480794"/></text:h>
      <text:p text:style-name="OOoTextBody"><text:span text:style-name="T1">A </text:span><text:alphabetical-index-mark text:string-value="description" text:key1="template"/><text:span text:style-name="OOoEmphasis"><text:span text:style-name="T1">template</text:span></text:span><text:span text:style-name="T1"> is a model document that you use to create other documents. For example, you can create a template for business reports that has your company’s logo on the first page and has the fonts, paragraph layout, footer content and any other details needed to meet corporate requirements. New documents created from this template will have a consistent and compliant appearance automatically.</text:span></text:p>
      <text:p text:style-name="P13">Templates can contain anything that regular documents can contain, such as text, graphics, a set of styles, and user-specific setup information such as measurement units, language, the default printer, and toolbar and menu customization.</text:p>
      <text:p text:style-name="OOoTextBody"><text:span text:style-name="T1">All documents in Apache OpenOffice are based on templates. </text:span><text:span text:style-name="T6">You can create, or download and install, as many templates as you wish, and you can specify a template as the default for each type of document (text, spreadsheet, drawing, presentation). </text:span><text:span text:style-name="T1">If you do not </text:span><text:span text:style-name="T1">choose</text:span><text:span text:style-name="T1"> a template when you start a new document, then the new document is based on the default template for that type of document. If you have not specified a default template, Apache OpenOffice uses the blank template for that type of document that is installed with Apache OpenOffice. See “</text:span><text:span text:style-name="T1"><text:reference-ref text:reference-format="text" text:ref-name="Setting a default template">Setting a Default Template</text:reference-ref></text:span><text:span text:style-name="T1">” on page </text:span><text:span text:style-name="T1"><text:reference-ref text:reference-format="page" text:ref-name="Setting a default template">18</text:reference-ref></text:span><text:span text:style-name="T1"> for more information.</text:span></text:p>
      <text:h text:style-name="OOoHeading_20_1" text:outline-level="2"><text:bookmark-start text:name="__RefHeading__2112_1570480794"/>What Are <text:alphabetical-index-mark text:string-value="description" text:key1="styles"/><text:alphabetical-index-mark text:string-value="types supported" text:key1="styles"/>Styles?<text:bookmark-end text:name="__RefHeading__2112_1570480794"/></text:h>
      <text:p text:style-name="OOoTextBody"><text:span text:style-name="T1">A </text:span><text:span text:style-name="OOoEmphasis"><text:span text:style-name="T4">style</text:span></text:span><text:span text:style-name="T3"> </text:span><text:span text:style-name="T1">is a set of formats that you can apply to selected elements such as pages, paragraphs, characters, frames, cells, and other elements in a document to quickly set or change their appearance. When you apply a style, you apply a whole group of formats at the same time.</text:span></text:p>
      <text:p text:style-name="P13">Many people manually format paragraphs, words, tables, page layouts, and other parts of their documents without paying any attention to styles. For example, they might specify the font family, font size, and any formatting such as bold or italic.</text:p>
      <text:p text:style-name="OOoTextBody"><text:span text:style-name="T2">Using styles means </text:span><text:span text:style-name="T1">that instead of applying “font </text:span><text:span text:style-name="T2">size 14pt, Times New Roman, bold, centered”, </text:span><text:span text:style-name="T1">you can apply (for example) a “Title”</text:span><text:span text:style-name="T2"> style, if you have defined the “Title” style to have those characteristics. In other words, using styles means that you shift the emphasis from what the text (or page, or other element) looks like, to what the text </text:span><text:span text:style-name="OOoEmphasis"><text:span text:style-name="T5">is</text:span></text:span><text:span text:style-name="T2">.</text:span></text:p>
      <text:h text:style-name="OOoHeading_20_2" text:outline-level="3"><text:bookmark-start text:name="__RefHeading__2114_1570480794"/>Using Styles Is Highly Recommended<text:bookmark-end text:name="__RefHeading__2114_1570480794"/></text:h>
      <text:p text:style-name="P13">Apache OpenOffice is a styles-based<text:span text:style-name="T12"> program. Using styles effectively requires some planning, but the time spent in planning can save time and effort over the longer term.</text:span></text:p>
      <text:p text:style-name="P13"><text:soft-page-break/><text:span text:style-name="T12">Because styles apply whole groups of formats at the same time, you can easily format a document consistently and change the formatting of an entire document with minimal effort. For example, the font family, size, and color of the headings in this document are set with a style. If you want to change those characteristics, editing the style takes a few seconds. If those headings had been formatted manually, changing them would require selecting every heading and applying the new settings. In addition, styles are used by Apache OpenOffice for many processes, even if you are not aware of them. For example, Writer relies on heading styles (or other styles you specify) when it compiles a table of contents. Some common examples of style use are given in “</text:span><text:span text:style-name="T12"><text:reference-ref text:reference-format="text" text:ref-name="Examples of style use">Examples of Style Use</text:reference-ref></text:span><text:span text:style-name="T12">” on page </text:span><text:span text:style-name="T12"><text:reference-ref text:reference-format="page" text:ref-name="Examples of style use">20</text:reference-ref></text:span><text:span text:style-name="T12">.</text:span></text:p>
      <text:h text:style-name="OOoHeading_20_2" text:outline-level="3"><text:bookmark-start text:name="__RefHeading__2116_1570480794"/>Type of Styles in Apache OpenOffice<text:bookmark-end text:name="__RefHeading__2116_1570480794"/></text:h>
      <text:p text:style-name="P18">Apache OpenOffice supports the following types of styles:</text:p>
      <text:list xml:id="list4448857600723436713" text:style-name="OOoBullets_20_1">
        <text:list-item>
          <text:p text:style-name="OOoList_20_1_20_Start"><text:span text:style-name="OOoEmphasis"><text:span text:style-name="T1">Page styles</text:span></text:span><text:span text:style-name="T1"> include margins, headers and footers, borders and backgrounds. In Calc, page styles also include the sequence for printing sheets.</text:span></text:p>
        </text:list-item>
        <text:list-item>
          <text:p text:style-name="OOoList_20_1_20_Cont."><text:span text:style-name="OOoEmphasis"><text:span text:style-name="T1">Paragraph styles</text:span></text:span><text:span text:style-name="T1"> control all aspects of a paragraph’s appearance, such as text alignment, tab stops, line spacing, and borders, and can include character formatting. </text:span></text:p>
        </text:list-item>
        <text:list-item>
          <text:p text:style-name="OOoList_20_1_20_Cont."><text:span text:style-name="OOoEmphasis"><text:span text:style-name="T1">Character styles</text:span></text:span><text:span text:style-name="T1"> affect selected text within a paragraph, such as the font and size of text, or bold and italic formats.</text:span></text:p>
        </text:list-item>
        <text:list-item>
          <text:p text:style-name="OOoList_20_1_20_Cont."><text:span text:style-name="OOoEmphasis"><text:span text:style-name="T1">Frame styles</text:span></text:span><text:span text:style-name="T1"> are used to format graphic and text frames, including wrapping type, borders, backgrounds, and columns.</text:span></text:p>
        </text:list-item>
        <text:list-item>
          <text:p text:style-name="OOoList_20_1_20_Cont."><text:span text:style-name="OOoEmphasis"><text:span text:style-name="T1">Numbering styles</text:span></text:span><text:span text:style-name="T1"> apply similar alignment, numbering or bullet characters, and fonts to numbered or bulleted lists.</text:span></text:p>
        </text:list-item>
        <text:list-item>
          <text:p text:style-name="OOoList_20_1_20_Cont."><text:span text:style-name="OOoEmphasis"><text:span text:style-name="T1">Cell styles</text:span></text:span><text:span text:style-name="T1"> include fonts, alignment, borders, background, number formats (for example, currency, date, number), and cell protection.</text:span></text:p>
        </text:list-item>
        <text:list-item>
          <text:p text:style-name="OOoList_20_1_20_Cont."><text:span text:style-name="OOoEmphasis"><text:span text:style-name="T1">Graphics styles</text:span></text:span><text:span text:style-name="T1"> in drawings and presentations include line, area, shadowing, transparency, font, connectors, dimensioning, and other attributes.</text:span></text:p>
        </text:list-item>
        <text:list-item>
          <text:p text:style-name="OOoList_20_1_20_End"><text:span text:style-name="OOoEmphasis"><text:span text:style-name="T1">Presentation styles</text:span></text:span><text:span text:style-name="T1"> include attributes for font, indents, spacing, alignment, and tabs.</text:span></text:p>
        </text:list-item>
      </text:list>
      <text:p text:style-name="P13">Different styles are available in the various components of Apache OpenOffice, as listed in <text:sequence-ref text:reference-format="category-and-value" text:ref-name="refTable0">Table 1</text:sequence-ref>.</text:p>
      <text:p text:style-name="P13">Apache OpenOffice comes with many predefined styles. You can use the styles as provided, modify them, or create new styles, as described in this chapter.</text:p>
      <text:p text:style-name="P22"><text:soft-page-break/>Table <text:sequence text:ref-name="refTable0" text:name="Table" text:formula="ooow:Table+1" style:num-format="1">1</text:sequence>. Styles available in Apache OpenOffice component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14">Style Type</text:p>
            </table:table-cell>
            <table:table-cell table:style-name="Table5.A1" office:value-type="string">
              <text:p text:style-name="P14">Writer</text:p>
            </table:table-cell>
            <table:table-cell table:style-name="Table5.A1" office:value-type="string">
              <text:p text:style-name="P14">Calc</text:p>
            </table:table-cell>
            <table:table-cell table:style-name="Table5.A1" office:value-type="string">
              <text:p text:style-name="P14">Draw</text:p>
            </table:table-cell>
            <table:table-cell table:style-name="Table5.A1" office:value-type="string">
              <text:p text:style-name="P14">Impress</text:p>
            </table:table-cell>
          </table:table-row>
        </table:table-header-rows>
        <table:table-row>
          <table:table-cell table:style-name="Table5.A2" office:value-type="string">
            <text:p text:style-name="P4">Page</text:p>
          </table:table-cell>
          <table:table-cell table:style-name="Table5.A2" office:value-type="string">
            <text:p text:style-name="P4">X</text:p>
          </table:table-cell>
          <table:table-cell table:style-name="Table5.A2" office:value-type="string">
            <text:p text:style-name="P4">X</text:p>
          </table:table-cell>
          <table:table-cell table:style-name="Table5.A2" office:value-type="string">
            <text:p text:style-name="P4"/>
          </table:table-cell>
          <table:table-cell table:style-name="Table5.A2" office:value-type="string">
            <text:p text:style-name="P4"/>
          </table:table-cell>
        </table:table-row>
        <table:table-row>
          <table:table-cell table:style-name="Table5.A3" office:value-type="string">
            <text:p text:style-name="P4">Paragraph</text:p>
          </table:table-cell>
          <table:table-cell table:style-name="Table5.A3" office:value-type="string">
            <text:p text:style-name="P4">X</text:p>
          </table:table-cell>
          <table:table-cell table:style-name="Table5.A3" office:value-type="string">
            <text:p text:style-name="P4"/>
          </table:table-cell>
          <table:table-cell table:style-name="Table5.A3" office:value-type="string">
            <text:p text:style-name="P4"/>
          </table:table-cell>
          <table:table-cell table:style-name="Table5.A3" office:value-type="string">
            <text:p text:style-name="P4"/>
          </table:table-cell>
        </table:table-row>
        <table:table-row>
          <table:table-cell table:style-name="Table5.A2" office:value-type="string">
            <text:p text:style-name="P4">Character</text:p>
          </table:table-cell>
          <table:table-cell table:style-name="Table5.A2" office:value-type="string">
            <text:p text:style-name="P4">X</text:p>
          </table:table-cell>
          <table:table-cell table:style-name="Table5.A2" office:value-type="string">
            <text:p text:style-name="P4"/>
          </table:table-cell>
          <table:table-cell table:style-name="Table5.A2" office:value-type="string">
            <text:p text:style-name="P4"/>
          </table:table-cell>
          <table:table-cell table:style-name="Table5.A2" office:value-type="string">
            <text:p text:style-name="P4"/>
          </table:table-cell>
        </table:table-row>
        <table:table-row>
          <table:table-cell table:style-name="Table5.A3" office:value-type="string">
            <text:p text:style-name="P4">Frame</text:p>
          </table:table-cell>
          <table:table-cell table:style-name="Table5.A3" office:value-type="string">
            <text:p text:style-name="P4">X</text:p>
          </table:table-cell>
          <table:table-cell table:style-name="Table5.A3" office:value-type="string">
            <text:p text:style-name="P4"/>
          </table:table-cell>
          <table:table-cell table:style-name="Table5.A3" office:value-type="string">
            <text:p text:style-name="P4"/>
          </table:table-cell>
          <table:table-cell table:style-name="Table5.A3" office:value-type="string">
            <text:p text:style-name="P4"/>
          </table:table-cell>
        </table:table-row>
        <table:table-row>
          <table:table-cell table:style-name="Table5.A2" office:value-type="string">
            <text:p text:style-name="P4">Numbering</text:p>
          </table:table-cell>
          <table:table-cell table:style-name="Table5.A2" office:value-type="string">
            <text:p text:style-name="P4">X</text:p>
          </table:table-cell>
          <table:table-cell table:style-name="Table5.A2" office:value-type="string">
            <text:p text:style-name="P4"/>
          </table:table-cell>
          <table:table-cell table:style-name="Table5.A2" office:value-type="string">
            <text:p text:style-name="P4"/>
          </table:table-cell>
          <table:table-cell table:style-name="Table5.A2" office:value-type="string">
            <text:p text:style-name="P4"/>
          </table:table-cell>
        </table:table-row>
        <table:table-row>
          <table:table-cell table:style-name="Table5.A3" office:value-type="string">
            <text:p text:style-name="P4">Cell</text:p>
          </table:table-cell>
          <table:table-cell table:style-name="Table5.A3" office:value-type="string">
            <text:p text:style-name="P4"/>
          </table:table-cell>
          <table:table-cell table:style-name="Table5.A3" office:value-type="string">
            <text:p text:style-name="P4">X</text:p>
          </table:table-cell>
          <table:table-cell table:style-name="Table5.A3" office:value-type="string">
            <text:p text:style-name="P4"/>
          </table:table-cell>
          <table:table-cell table:style-name="Table5.A3" office:value-type="string">
            <text:p text:style-name="P4"/>
          </table:table-cell>
        </table:table-row>
        <table:table-row>
          <table:table-cell table:style-name="Table5.A2" office:value-type="string">
            <text:p text:style-name="P4">Presentation</text:p>
          </table:table-cell>
          <table:table-cell table:style-name="Table5.A2" office:value-type="string">
            <text:p text:style-name="P4"/>
          </table:table-cell>
          <table:table-cell table:style-name="Table5.A2" office:value-type="string">
            <text:p text:style-name="P4"/>
          </table:table-cell>
          <table:table-cell table:style-name="Table5.A2" office:value-type="string">
            <text:p text:style-name="P4">X</text:p>
          </table:table-cell>
          <table:table-cell table:style-name="Table5.A2" office:value-type="string">
            <text:p text:style-name="P4">X</text:p>
          </table:table-cell>
        </table:table-row>
        <table:table-row>
          <table:table-cell table:style-name="Table5.A3" office:value-type="string">
            <text:p text:style-name="P4">Graphics</text:p>
          </table:table-cell>
          <table:table-cell table:style-name="Table5.A3" office:value-type="string">
            <text:p text:style-name="P4">(included in Frame styles)</text:p>
          </table:table-cell>
          <table:table-cell table:style-name="Table5.A3" office:value-type="string">
            <text:p text:style-name="P4"/>
          </table:table-cell>
          <table:table-cell table:style-name="Table5.A3" office:value-type="string">
            <text:p text:style-name="P4">X</text:p>
          </table:table-cell>
          <table:table-cell table:style-name="Table5.A3" office:value-type="string">
            <text:p text:style-name="P4">X</text:p>
          </table:table-cell>
        </table:table-row>
      </table:table>
      <text:h text:style-name="OOoHeading_20_1" text:outline-level="2"><text:bookmark-start text:name="__RefHeading__2118_1570480794"/>Applying Styles<text:bookmark-end text:name="__RefHeading__2118_1570480794"/></text:h>
      <text:p text:style-name="P18">Apache OpenOffice provides several ways for you to apply styles:</text:p>
      <text:list xml:id="list36677219" text:continue-numbering="true" text:style-name="OOoBullets_20_1">
        <text:list-item>
          <text:p text:style-name="P43">Styles and Formatting deck in the Sidebar</text:p>
        </text:list-item>
        <text:list-item>
          <text:p text:style-name="P42">Fill Format Mode</text:p>
        </text:list-item>
        <text:list-item>
          <text:p text:style-name="OOoList_20_1_20_Cont."><text:span text:style-name="T1">Apply</text:span><text:span text:style-name="T1"> Style list on the Formatting toolbar (Writer)</text:span></text:p>
        </text:list-item>
        <text:list-item>
          <text:p text:style-name="P41">Keyboard shortcuts</text:p>
        </text:list-item>
      </text:list>
      <text:h text:style-name="OOoHeading_20_2" text:outline-level="3"><text:bookmark-start text:name="__RefHeading__2120_1570480794"/>Using the <text:alphabetical-index-mark-start text:id="IMark82055208"/>Styles D<text:span text:style-name="T9">eck in the Sidebar</text:span><text:bookmark-end text:name="__RefHeading__2120_1570480794"/><text:alphabetical-index-mark-end text:id="IMark82055208"/></text:h>
      <text:list xml:id="list1450879601632816593" text:style-name="OOoNum_20_123">
        <text:list-item text:start-value="1">
          <text:p text:style-name="P36"><text:span text:style-name="T1">You can open the </text:span><text:span text:style-name="OOoMenuPath"><text:span text:style-name="T1">Styles and Formatting</text:span></text:span><text:span text:style-name="T1"> deck on the Sidebar in several ways: click the icon on the Sidebar, or </text:span><text:span text:style-name="T11">choose</text:span><text:span text:style-name="T1"> </text:span><text:span text:style-name="OOoMenuPath"><text:span text:style-name="T1">Format &gt; Styles and Formatting</text:span></text:span><text:span text:style-name="T1"> from the Menu bar, or press </text:span><text:span text:style-name="OOoKeystroke"><text:span text:style-name="T1">F11, </text:span></text:span><text:span text:style-name="T1">or click the Styles and Formatting icon </text:span><text:span text:style-name="T1"><draw:frame draw:style-name="fr5" draw:name="AOO41GS03_001_FormattingIcon" text:anchor-type="as-char" svg:width="0.2681in" svg:height="0.2756in" draw:z-index="0"><draw:image xlink:href="Pictures/100000000000001E0000001FD4838E7A.png" xlink:type="simple" xlink:show="embed" xlink:actuate="onLoad"/></draw:frame></text:span><text:span text:style-name="T1"> located at the left-hand end of the Formatting toolbar. Some of these methods will bring up the </text:span><text:span text:style-name="Strong_20_Emphasis"><text:span text:style-name="T1">Styles and Formatting </text:span></text:span><text:span text:style-name="T1">deck as a floating toolbar even if the sidebar is docked.</text:span></text:p>
        </text:list-item>
      </text:list>
      <text:p text:style-name="OOoList_5f_TextBody_5f_L1">The Styles and Formatting deck shows the types of styles available for the Apache OpenOffice component you are using. <text:sequence-ref text:reference-format="category-and-value" text:ref-name="refFigure0">Figure 1</text:sequence-ref> shows the window for Writer, with Page Styles visible.</text:p>
      <text:list xml:id="list36690915" text:continue-numbering="true" text:style-name="OOoNum_20_123">
        <text:list-item>
          <text:p text:style-name="OOoNum_20_123_20_Cont."><text:span text:style-name="T1">Click on one of the icons at the top left of the Styles and Formatting </text:span><text:span text:style-name="T1">deck</text:span><text:span text:style-name="T1"> to display a list of styles in that category.</text:span></text:p>
        </text:list-item>
        <text:list-item>
          <text:p text:style-name="P30">To apply an existing style (except for character styles), position the insertion point in the paragraph, frame, or page, and then double-click on the name of the style in one of these lists. To apply a character style, select the characters first.</text:p>
        </text:list-item>
      </text:list>
      <table:table table:name="Table17" table:style-name="Table17">
        <table:table-column table:style-name="Table17.A"/>
        <table:table-column table:style-name="Table17.B"/>
        <table:table-row>
          <table:table-cell table:style-name="Table17.A1" office:value-type="string">
            <text:p text:style-name="P23">Tip</text:p>
          </table:table-cell>
          <table:table-cell table:style-name="Table17.A1" office:value-type="string">
            <text:p text:style-name="P4">At the bottom of the Styles and Formatting deck is a dropdown list. In <text:sequence-ref text:reference-format="category-and-value" text:ref-name="refFigure0">Figure 1</text:sequence-ref> the deck shows Automatic, meaning the list includes only styles applied automatically by Apache OpenOffice. You can choose to show all styles or other groups of styles, for example only custom styles.</text:p>
          </table:table-cell>
        </table:table-row>
      </table:table>
      <text:p text:style-name="P20"><text:soft-page-break/><draw:frame draw:style-name="fr1" draw:name="Figure_AOO41GS03_1" text:anchor-type="as-char" svg:width="5.6925in" draw:z-index="2"><draw:text-box fo:min-height="2.9402in"><text:p text:style-name="P11"><draw:frame draw:style-name="fr6" draw:name="AOO41GS03_002" text:anchor-type="as-char" svg:width="4.8453in" style:rel-width="100%" svg:height="2.3217in" style:rel-height="scale" draw:z-index="3"><draw:image xlink:href="Pictures/10000000000001EB000000F0C2CCDBE6.png" xlink:type="simple" xlink:show="embed" xlink:actuate="onLoad"/></draw:frame></text:p><text:p text:style-name="P16">Figure <text:sequence text:ref-name="refFigure0" text:name="Figure" text:formula="ooow:Figure+1" style:num-format="1">1</text:sequence>: The Styles and Formatting window for Writer, showing paragraph styles</text:p></draw:text-box></draw:frame></text:p>
      <text:h text:style-name="OOoHeading_20_2" text:outline-level="3"><text:bookmark-start text:name="__RefHeading__2122_1570480794"/>Using Fill Format Mode<text:bookmark-end text:name="__RefHeading__2122_1570480794"/></text:h>
      <text:p text:style-name="P13">Use <text:alphabetical-index-mark-start text:id="IMark82056840"/><text:alphabetical-index-mark-start text:id="IMark82055208" text:key1="styles"/>Fill Format<text:alphabetical-index-mark-end text:id="IMark82055208"/><text:alphabetical-index-mark-end text:id="IMark82056840"/> to apply a style to many areas quickly without having to go back to the Styles and Formatting deck and double-click every time. This method is quite useful when you need to format many scattered paragraphs, cells, or other items with the same style.</text:p>
      <text:list xml:id="list36697728" text:continue-list="list36690915" text:style-name="OOoNum_20_123">
        <text:list-item text:start-value="1">
          <text:p text:style-name="P37">Open the Styles and Formatting deck and select the style you want to apply.</text:p>
        </text:list-item>
        <text:list-item>
          <text:p text:style-name="OOoNum_20_123_20_Cont."><text:span text:style-name="T1">Click the </text:span><text:span text:style-name="OOoMenuPath"><text:span text:style-name="T1">Fill Format mode</text:span></text:span><text:span text:style-name="T1"> icon </text:span><text:span text:style-name="T1"><draw:frame draw:style-name="fr7" draw:name="AOO41GS03_003_FillFormatIcon" text:anchor-type="as-char" svg:width="0.2598in" svg:height="0.2807in" draw:z-index="4"><draw:image xlink:href="Pictures/10000000000000190000001B1038BA2C.png" xlink:type="simple" xlink:show="embed" xlink:actuate="onLoad"/></draw:frame></text:span><text:span text:style-name="T1">. The cursor shape will change to resemble the icon.</text:span></text:p>
        </text:list-item>
      </text:list>
      <text:p text:style-name="OOoList_5f_TextBody_5f_L1">To apply a paragraph, page, or frame style, hover the mouse over the paragraph, page, or frame and click. <text:line-break/>To apply a character style, hold down the mouse button while selecting the characters. Clicking on a word applies the character style to that word. </text:p>
      <text:list xml:id="list36690537" text:continue-numbering="true" text:style-name="OOoNum_20_123">
        <text:list-item>
          <text:p text:style-name="P32">Repeat step 2 until you made all the changes for that style.</text:p>
        </text:list-item>
        <text:list-item>
          <text:p text:style-name="OOoNum_20_123_20_End"><text:span text:style-name="T1">To quit Fill Format mode, click the </text:span><text:span text:style-name="OOoMenuPath"><text:span text:style-name="T1">Fill Format mode </text:span></text:span><text:span text:style-name="T1">icon again or press the </text:span><text:span text:style-name="OOoKeystroke"><text:span text:style-name="T1">Esc</text:span></text:span><text:span text:style-name="T1"> key.</text:span></text:p>
        </text:list-item>
      </text:list>
      <text:h text:style-name="OOoHeading_20_2" text:outline-level="3"><text:bookmark-start text:name="__RefHeading__2124_1570480794"/>Using the <text:alphabetical-index-mark-start text:id="IMark82056408" text:key1="styles"/><text:alphabetical-index-mark-start text:id="IMark82056984"/>Apply Style List<text:alphabetical-index-mark-end text:id="IMark82056984"/><text:alphabetical-index-mark-end text:id="IMark82056408"/> in Writer<text:bookmark-end text:name="__RefHeading__2124_1570480794"/></text:h>
      <text:p text:style-name="P8">In Writer, after you have used a style at least once in a document, the style name appears on the Apply Style list at the left-hand end of the Formatting toolbar, next to the Styles and Formatting icon.</text:p>
      <text:p text:style-name="OOoTextBody"><text:span text:style-name="T1">You can open this list and click once on the style you want, or you can use the up and down arrow keys to move through the list and then press </text:span><text:span text:style-name="OOoKeystroke"><text:span text:style-name="T1">Enter</text:span></text:span><text:span text:style-name="T1"> to apply the highlighted style.</text:span></text:p>
      <table:table table:name="Table8" table:style-name="Table8">
        <table:table-column table:style-name="Table8.A"/>
        <table:table-column table:style-name="Table8.B"/>
        <table:table-row>
          <table:table-cell table:style-name="Table8.A1" office:value-type="string">
            <text:p text:style-name="P23">Tip</text:p>
          </table:table-cell>
          <table:table-cell table:style-name="Table8.A1" office:value-type="string">
            <text:p text:style-name="OOoTableText"><text:span text:style-name="T1">Select </text:span><text:span text:style-name="OOoMenuPath"><text:span text:style-name="T1">More…</text:span></text:span><text:span text:style-name="T1"> at the bottom of the list to open the Styles and Formatting window.</text:span></text:p>
          </table:table-cell>
        </table:table-row>
      </table:table>
      <text:p text:style-name="P20"><text:soft-page-break/><draw:frame draw:style-name="fr1" draw:name="Figure_AOO41GS03_2" text:anchor-type="as-char" svg:width="4.878in" draw:z-index="9"><draw:text-box fo:min-height="2.6965in"><text:p text:style-name="P12"><draw:frame draw:style-name="fr8" draw:name="AOO41GS03_004" text:anchor-type="as-char" svg:width="2.2638in" svg:height="2.4591in" draw:z-index="10"><draw:image xlink:href="Pictures/10000000000000C7000000D1A8E63778.png" xlink:type="simple" xlink:show="embed" xlink:actuate="onLoad"/></draw:frame></text:p><text:p text:style-name="P17">Figure <text:sequence text:ref-name="refFigure1" text:name="Figure" text:formula="ooow:Figure+1" style:num-format="1">2</text:sequence>: The Apply Style list on the Formatting toolbar</text:p></draw:text-box></draw:frame></text:p>
      <text:h text:style-name="P39" text:outline-level="3"><text:bookmark-start text:name="__RefHeading__2126_1570480794"/>Using Keyboard Shortcuts<text:bookmark-end text:name="__RefHeading__2126_1570480794"/></text:h>
      <text:p text:style-name="OOoTextBody"><text:span text:style-name="T1">Some keyboard shortcuts for applying styles are predefined. For example, in Writer </text:span><text:span text:style-name="OOoKeystroke"><text:span text:style-name="T1">Ctrl+0</text:span></text:span><text:span text:style-name="T1"> applies the </text:span><text:span text:style-name="OOoEmphasis"><text:span text:style-name="T1">Text body</text:span></text:span><text:span text:style-name="T1"> style, </text:span><text:span text:style-name="OOoKeystroke"><text:span text:style-name="T1">Ctrl+1</text:span></text:span><text:span text:style-name="T1"> applies the </text:span><text:span text:style-name="OOoEmphasis"><text:span text:style-name="T1">Heading 1</text:span></text:span><text:span text:style-name="T1"> style, and </text:span><text:span text:style-name="OOoKeystroke"><text:span text:style-name="T1">Ctrl+2</text:span></text:span><text:span text:style-name="T1"> applies the </text:span><text:span text:style-name="OOoEmphasis"><text:span text:style-name="T1">Heading 2</text:span></text:span><text:span text:style-name="T1"> style. You can modify these shortcuts and create your own; see Chapter 11 (Setting up and Customizing Apache OpenOffice) for instructions.</text:span></text:p>
      <text:h text:style-name="OOoHeading_20_1" text:outline-level="2"><text:bookmark-start text:name="__RefHeading__2128_1570480794"/><text:alphabetical-index-mark text:string-value="modifying" text:key1="styles"/>Modifying Styles<text:bookmark-end text:name="__RefHeading__2128_1570480794"/></text:h>
      <text:p text:style-name="P18">Apache OpenOffice provides several ways to modify styles (both the predefined styles and custom styles that you create):</text:p>
      <text:list xml:id="list39225175" text:style-name="OOoBullets_20_1">
        <text:list-item text:start-value="1">
          <text:p text:style-name="P43">Change a style using the Style dialog</text:p>
        </text:list-item>
      </text:list>
      <text:list xml:id="list36676820" text:continue-list="list36677219" text:style-name="OOoBullets_20_1">
        <text:list-item>
          <text:p text:style-name="P42">Update a style from a selection</text:p>
        </text:list-item>
        <text:list-item>
          <text:p text:style-name="P42">Use AutoUpdate (paragraph and frame styles only)</text:p>
        </text:list-item>
        <text:list-item>
          <text:p text:style-name="P41">Load or copy styles from another document or template</text:p>
        </text:list-item>
      </text:list>
      <table:table table:name="Table16" table:style-name="Table16">
        <table:table-column table:style-name="Table16.A"/>
        <table:table-column table:style-name="Table16.B"/>
        <table:table-row>
          <table:table-cell table:style-name="Table16.A1" office:value-type="string">
            <text:p text:style-name="P23">Tip</text:p>
          </table:table-cell>
          <table:table-cell table:style-name="Table16.A1" office:value-type="string">
            <text:p text:style-name="P4">Any changes you make to a style are effective only in the current document. To change styles in more than one document, you need to change the template or copy the styles into the other documents as described on page <text:reference-ref text:reference-format="page" text:ref-name="Copying and moving styles">11</text:reference-ref>.</text:p>
          </table:table-cell>
        </table:table-row>
      </table:table>
      <text:h text:style-name="OOoHeading_20_2" text:outline-level="3"><text:bookmark-start text:name="__RefHeading__2130_1570480794"/><text:alphabetical-index-mark text:string-value="changing using Style dialog" text:key1="styles"/>Changing a Style Using the Style Dialog<text:bookmark-end text:name="__RefHeading__2130_1570480794"/></text:h>
      <text:p text:style-name="P5"><text:span text:style-name="T1">To change an existing style using the </text:span><text:alphabetical-index-mark-start text:id="IMark82055400"/><text:span text:style-name="T1">Style dialog</text:span><text:alphabetical-index-mark-end text:id="IMark82055400"/><text:span text:style-name="T1">, right-click on the required style in the Styles and Formatting deck and select </text:span><text:span text:style-name="OOoMenuPath"><text:span text:style-name="T1">Modify</text:span></text:span><text:span text:style-name="T1"> from the pop-up menu. In Writer, you can also right-click in a paragraph and choose Edit Paragraph Style from the context menu.</text:span></text:p>
      <text:p text:style-name="P13">The Style dialog displayed depends on the type of style selected. Each style dialog has several tabs. For example, in Writer the Paragraph Style dialog includes tabs for Indents &amp; Spacing, Font, Borders, Background, Outline &amp; Numbering, and others.</text:p>
      <text:h text:style-name="OOoHeading_20_2" text:outline-level="3"><text:bookmark-start text:name="__RefHeading__2132_1570480794"/><text:soft-page-break/><text:alphabetical-index-mark text:string-value="updating from a selection" text:key1="styles"/>Updating a Style from a Selection<text:bookmark-end text:name="__RefHeading__2132_1570480794"/></text:h>
      <text:p text:style-name="P18">To update a style from a selection:</text:p>
      <text:list xml:id="list36696012" text:continue-list="list36690537" text:style-name="OOoNum_20_123">
        <text:list-item text:start-value="1">
          <text:p text:style-name="P37">Open the Styles and Formatting deck in the Sidebar.</text:p>
        </text:list-item>
        <text:list-item>
          <text:p text:style-name="P32">In the document, select an item that has the format you want to adopt as a style.</text:p>
        </text:list-item>
      </text:list>
      <table:table table:name="Table9" table:style-name="Table9">
        <table:table-column table:style-name="Table9.A"/>
        <table:table-column table:style-name="Table9.B"/>
        <table:table-row>
          <table:table-cell table:style-name="Table9.A1" office:value-type="string">
            <text:p text:style-name="P23">Caution</text:p>
            <text:p text:style-name="P24"><draw:frame draw:style-name="fr9" draw:name="AOO41GS03_005_dangersign" text:anchor-type="as-char" svg:y="-0.2634in" svg:width="0.4307in" svg:height="0.398in" draw:z-index="14"><draw:image xlink:href="Pictures/10000201000000500000004A5CA4FE42.png" xlink:type="simple" xlink:show="embed" xlink:actuate="onLoad"/></draw:frame></text:p>
          </table:table-cell>
          <table:table-cell table:style-name="Table9.A1" office:value-type="string">
            <text:p text:style-name="P4">Make sure that there are unique properties in this paragraph. For example, if there are two different font sizes or font styles, that particular property will remain the same as before.</text:p>
          </table:table-cell>
        </table:table-row>
      </table:table>
      <text:list xml:id="list36678431" text:continue-numbering="true" text:style-name="OOoNum_20_123">
        <text:list-item>
          <text:p text:style-name="OOoNum_20_123_20_End"><text:span text:style-name="T1">In the Styles and Formatting deck, select the style you want to update (single-click, not double-click), then click on the arrow next to the </text:span><text:span text:style-name="OOoMenuPath"><text:span text:style-name="T1">New Style from Selection</text:span></text:span><text:span text:style-name="T1"> icon and click on </text:span><text:span text:style-name="OOoMenuPath"><text:span text:style-name="T1">Update Style</text:span></text:span><text:span text:style-name="T1">.</text:span></text:p>
        </text:list-item>
      </text:list>
      <text:p text:style-name="P20"><draw:frame draw:style-name="fr1" draw:name="Figure_AOO41GS03_3" text:anchor-type="as-char" svg:width="3.9925in" draw:z-index="11"><draw:text-box fo:min-height="2.1189in"><text:p text:style-name="P16"><draw:frame draw:style-name="fr10" draw:name="AOO41GS03_006" text:anchor-type="as-char" svg:width="3.9925in" svg:height="1.8819in" draw:z-index="13"><draw:image xlink:href="Pictures/10000000000001600000009BC4E367FC.png" xlink:type="simple" xlink:show="embed" xlink:actuate="onLoad"/></draw:frame></text:p><text:p text:style-name="P16">Figure <text:sequence text:ref-name="refFigure2" text:name="Figure" text:formula="ooow:Figure+1" style:num-format="1">3</text:sequence>: Updating a style from a selection</text:p></draw:text-box></draw:frame></text:p>
      <text:h text:style-name="OOoHeading_20_2" text:outline-level="3"><text:bookmark-start text:name="__RefHeading__2134_1570480794"/>Using <text:alphabetical-index-mark text:string-value="AutoUpdate styles"/><text:alphabetical-index-mark-start text:id="IMark82055592" text:key1="styles"/>AutoUpdate<text:alphabetical-index-mark-end text:id="IMark82055592"/> (Writer)<text:bookmark-end text:name="__RefHeading__2134_1570480794"/></text:h>
      <text:p text:style-name="P13">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able:table table:name="Table14" table:style-name="Table14">
        <table:table-column table:style-name="Table14.A"/>
        <table:table-column table:style-name="Table14.B"/>
        <table:table-row>
          <table:table-cell table:style-name="Table14.A1" office:value-type="string">
            <text:p text:style-name="P23">Tip</text:p>
          </table:table-cell>
          <table:table-cell table:style-name="Table14.A1" office:value-type="string">
            <text:p text:style-name="P4">If you are in the habit of manually overriding styles in your document, be sure that AutoUpdate is not enabled.</text:p>
          </table:table-cell>
        </table:table-row>
      </table:table>
      <text:h text:style-name="OOoHeading_20_2" text:outline-level="3"><text:bookmark-start text:name="__RefHeading__2136_1570480794"/>Updating Styles from a Document or Template<text:bookmark-end text:name="__RefHeading__2136_1570480794"/></text:h>
      <text:p text:style-name="P13">You can update styles by copying or loading them from a template or another document. See “<text:reference-ref text:reference-format="text" text:ref-name="Copying and moving styles">Copying and Moving Styles</text:reference-ref>” on page <text:reference-ref text:reference-format="page" text:ref-name="Copying and moving styles">11</text:reference-ref>.</text:p>
      <text:h text:style-name="OOoHeading_20_1" text:outline-level="2"><text:bookmark-start text:name="__RefHeading__2138_1570480794"/><text:alphabetical-index-mark text:string-value="creating new" text:key1="styles"/>Creating New (C<text:alphabetical-index-mark text:string-value="Custom" text:key1="styles"/>ustom) Styles<text:bookmark-end text:name="__RefHeading__2138_1570480794"/></text:h>
      <text:p text:style-name="OOoTextBody_5f_ListIntro">You may want to add some new styles. You can do this in two ways:</text:p>
      <text:list xml:id="list39223840" text:style-name="OOoBullets_20_1">
        <text:list-item text:start-value="1">
          <text:p text:style-name="P43"><text:span text:style-name="T10">U</text:span>sing the Style dialog</text:p>
        </text:list-item>
      </text:list>
      <text:list xml:id="list36705391" text:continue-list="list36676820" text:style-name="OOoBullets_20_1">
        <text:list-item>
          <text:p text:style-name="P41"><text:span text:style-name="T10">F</text:span>rom a selection</text:p>
        </text:list-item>
      </text:list>
      <text:h text:style-name="OOoHeading_20_2" text:outline-level="3"><text:bookmark-start text:name="__RefHeading__2140_1570480794"/><text:soft-page-break/><text:alphabetical-index-mark text:string-value="creating using Style dialog" text:key1="styles"/>Creating a New Style Using the Style Dialog<text:bookmark-end text:name="__RefHeading__2140_1570480794"/></text:h>
      <text:p text:style-name="OOoTextBody"><text:span text:style-name="T1">To create a new style using the </text:span><text:alphabetical-index-mark-start text:id="IMark82056408"/><text:span text:style-name="T1">Style dialog</text:span><text:alphabetical-index-mark-end text:id="IMark82056408"/><text:span text:style-name="T1">, open the Sidebar Styles and Formatting deck and select the category of the style you wish to create by clicking one of the icons at the top of the deck. Then right-click and select </text:span><text:span text:style-name="OOoMenuPath"><text:span text:style-name="T1">New</text:span></text:span><text:span text:style-name="T1"> from the pop-up menu. </text:span><text:span text:style-name="T1">If you want the new style to be linked with an existing style, first select that style and then right-click and select </text:span><text:span text:style-name="OOoMenuPath"><text:span text:style-name="T1">New</text:span></text:span><text:span text:style-name="T1">.</text:span></text:p>
      <text:p text:style-name="OOoTextBody"><text:span text:style-name="T1">If you </text:span><text:alphabetical-index-mark text:string-value="linking" text:key1="styles"/><text:span text:style-name="T1">link styles, the new style will inherit characteristics from the style that you selected. </text:span><text:span text:style-name="T1">If </text:span><text:span text:style-name="T1">you later change the base style (for example, by changing the font from Times to Helvetica), all the linked styles will change as well. Sometimes this is exactly what you want; other times you do not want the changes to apply to all the linked styles. It pays to plan ahead.</text:span></text:p>
      <text:p text:style-name="P13">The dialog and choices are the same for defining new styles and for modifying existing styles.</text:p>
      <text:h text:style-name="OOoHeading_20_2" text:outline-level="3"><text:bookmark-start text:name="__RefHeading__2142_1570480794"/><text:alphabetical-index-mark text:string-value="creating from selection" text:key1="styles"/>Creating a New Style from a Selection<text:bookmark-end text:name="__RefHeading__2142_1570480794"/></text:h>
      <text:p text:style-name="OOoTextBody_5f_ListIntro">You can create a new style by copying an existing manual format. This new style applies only to this document; it will not be saved in the template.</text:p>
      <text:list xml:id="list36697852" text:continue-list="list36678431" text:style-name="OOoNum_20_123">
        <text:list-item text:start-value="1">
          <text:p text:style-name="P37">Open the Styles and Formatting window and choose the type of style you want to create.</text:p>
        </text:list-item>
        <text:list-item>
          <text:p text:style-name="P32">In the document, select the item you want to save as a style.</text:p>
        </text:list-item>
        <text:list-item>
          <text:p text:style-name="OOoNum_20_123_20_Cont."><text:span text:style-name="T1">In the Styles and Formatting window, click on the </text:span><text:span text:style-name="OOoMenuPath"><text:span text:style-name="T1">New Style from Selection</text:span></text:span><text:span text:style-name="T1"> icon.</text:span></text:p>
        </text:list-item>
        <text:list-item>
          <text:p text:style-name="OOoNum_20_123_20_End"><text:span text:style-name="T1">In the Create Style dialog, type a name for the new style. The list shows the names of existing custom styles of the selected type. Click </text:span><text:span text:style-name="OOoMenuPath"><text:span text:style-name="T1">OK</text:span></text:span><text:span text:style-name="T1"> to save the new style.</text:span></text:p>
        </text:list-item>
      </text:list>
      <text:p text:style-name="P20"><draw:frame draw:style-name="fr1" draw:name="Figure_AOO41GS03_4" text:anchor-type="as-char" svg:width="4.6417in" draw:z-index="15"><draw:text-box fo:min-height="2.3457in"><text:p text:style-name="P16"><draw:frame draw:style-name="fr11" draw:name="AOO41GS03_007" text:anchor-type="as-char" svg:y="0in" svg:width="3.8528in" svg:height="2.0984in" draw:z-index="17"><draw:image xlink:href="Pictures/100000000000015F000000D6098F13B7.png" xlink:type="simple" xlink:show="embed" xlink:actuate="onLoad"/></draw:frame></text:p><text:p text:style-name="P16">Figure <text:sequence text:ref-name="refFigure3" text:name="Figure" text:formula="ooow:Figure+1" style:num-format="1">4</text:sequence>: Naming a new style created from a selection</text:p></draw:text-box></draw:frame></text:p>
      <text:h text:style-name="OOoHeading_20_2" text:outline-level="3"><text:bookmark-start text:name="__RefHeading__2144_1570480794"/><text:alphabetical-index-mark text:string-value="creating by dragging and dropping" text:key1="styles"/>Dragging and Dropping to Create a Style (Writer and Calc)<text:bookmark-end text:name="__RefHeading__2144_1570480794"/></text:h>
      <text:p text:style-name="P6">You can drag and drop a text selection into the Styles and Formatting deck to create a new style.</text:p>
      <text:p text:style-name="P15">Writer</text:p>
      <text:p text:style-name="P19">Select some text and drag it to the Styles and Formatting window. If Paragraph Styles are active, the paragraph style will be added to the list. If Character Styles are active, the character style will be added to the list.</text:p>
      <text:p text:style-name="P15"><text:soft-page-break/>Calc</text:p>
      <text:p text:style-name="P19">Drag a cell selection to the Styles and Formatting deck to create cell styles.</text:p>
      <text:h text:style-name="OOoHeading_20_1" text:outline-level="2"><text:bookmark-start text:name="__RefHeading__2146_1570480794"/><text:reference-mark-start text:name="Copying and moving styles"/>Copying and Moving Styles<text:bookmark-end text:name="__RefHeading__2146_1570480794"/><text:reference-mark-end text:name="Copying and moving styles"/></text:h>
      <text:p text:style-name="P18">You can copy or move styles from one template or document into another template or document, in two ways:</text:p>
      <text:list xml:id="list39201547" text:style-name="OOoBullets_20_1">
        <text:list-item text:start-value="1">
          <text:p text:style-name="P43">Using the Template Management dialog</text:p>
        </text:list-item>
      </text:list>
      <text:list xml:id="list36692842" text:continue-list="list36705391" text:style-name="OOoBullets_20_1">
        <text:list-item>
          <text:p text:style-name="P41">Loading styles from a template or document</text:p>
        </text:list-item>
      </text:list>
      <text:h text:style-name="OOoHeading_20_2" text:outline-level="3"><text:bookmark-start text:name="__RefHeading__2148_1570480794"/>Using the Template Management Dialog<text:bookmark-end text:name="__RefHeading__2148_1570480794"/></text:h>
      <text:p text:style-name="OOoTextBody_5f_ListIntro">To copy or move styles using the <text:alphabetical-index-mark-start text:id="IMark82055592"/>Template Management dialog<text:alphabetical-index-mark-end text:id="IMark82055592"/>:</text:p>
      <text:list xml:id="list36688807" text:continue-list="list36697852" text:style-name="OOoNum_20_123">
        <text:list-item text:start-value="1">
          <text:p text:style-name="OOoNum_20_123_20_Start"><text:span text:style-name="T1">Click </text:span><text:span text:style-name="OOoMenuPath"><text:span text:style-name="T1">File &gt; Templates &gt; Organize</text:span></text:span><text:span text:style-name="T1">.</text:span></text:p>
        </text:list-item>
        <text:list-item>
          <text:p text:style-name="P32">In the Template Management dialog (<text:sequence-ref text:reference-format="category-and-value" text:ref-name="refFigure4">Figure 5</text:sequence-ref>), set the lists at the bottom to either Templates or Documents, as needed. The default is Templates on the left and Documents on the right.</text:p>
        </text:list-item>
      </text:list>
      <table:table table:name="Table11" table:style-name="Table11">
        <table:table-column table:style-name="Table11.A"/>
        <table:table-column table:style-name="Table11.B"/>
        <table:table-row>
          <table:table-cell table:style-name="Table11.A1" office:value-type="string">
            <text:p text:style-name="P23">Tip</text:p>
          </table:table-cell>
          <table:table-cell table:style-name="Table11.A1" office:value-type="string">
            <text:p text:style-name="P4">To copy styles from a file that is not open, click the File button. When you return to this dialog, both lists show the selected file and all the currently open documents.</text:p>
          </table:table-cell>
        </table:table-row>
      </table:table>
      <text:p text:style-name="P21"><draw:frame draw:style-name="fr1" draw:name="Figure_AOO41GS03_5" text:anchor-type="as-char" svg:width="5.3165in" draw:z-index="18"><draw:text-box fo:min-height="3.5102in"><text:p text:style-name="P16"><draw:frame draw:style-name="fr6" draw:name="AOO41GS03_008" text:anchor-type="as-char" svg:width="4.8764in" style:rel-width="100%" svg:height="2.9681in" style:rel-height="scale" draw:z-index="19"><draw:image xlink:href="Pictures/10000000000002160000013A280E67F8.png" xlink:type="simple" xlink:show="embed" xlink:actuate="onLoad"/></draw:frame></text:p><text:p text:style-name="P16">Figure <text:sequence text:ref-name="refFigure4" text:name="Figure" text:formula="ooow:Figure+1" style:num-format="1">5</text:sequence>: Choosing to copy styles from a document, not a template</text:p></draw:text-box></draw:frame></text:p>
      <text:list xml:id="list36687208" text:continue-numbering="true" text:style-name="OOoNum_20_123">
        <text:list-item>
          <text:p text:style-name="P32">Open the folders and find the templates from and to which you want to copy. Double-click on the name of the template or document, and then double-click the Styles icon to show the list of individual styles (<text:sequence-ref text:reference-format="category-and-value" text:ref-name="refFigure5">Figure 6</text:sequence-ref>).</text:p>
        </text:list-item>
        <text:list-item>
          <text:p text:style-name="OOoNum_20_123_20_Cont."><text:span text:style-name="T1">To </text:span><text:span text:style-name="OOoEmphasis"><text:span text:style-name="T1">copy</text:span></text:span><text:span text:style-name="T1"> a style, hold down the </text:span><text:span text:style-name="OOoKeystroke"><text:span text:style-name="T1">Ctrl</text:span></text:span><text:span text:style-name="T1"> key and drag the name of the style from one list to the other.</text:span></text:p>
        </text:list-item>
      </text:list>
      <table:table table:name="Table19" table:style-name="Table19">
        <table:table-column table:style-name="Table19.A"/>
        <table:table-column table:style-name="Table19.B"/>
        <text:soft-page-break/>
        <table:table-row>
          <table:table-cell table:style-name="Table19.A1" office:value-type="string">
            <text:p text:style-name="P23">Caution</text:p>
            <text:p text:style-name="P25"><draw:frame draw:style-name="fr9" draw:name="AOO41GS03_009_dangersign" text:anchor-type="as-char" svg:y="-0.2634in" svg:width="0.4307in" svg:height="0.398in" draw:z-index="25"><draw:image xlink:href="Pictures/10000201000000500000004A5CA4FE42.png" xlink:type="simple" xlink:show="embed" xlink:actuate="onLoad"/></draw:frame></text:p>
          </table:table-cell>
          <table:table-cell table:style-name="Table19.A1" office:value-type="string">
            <text:p text:style-name="P4">If you do not hold down the Ctrl key when dragging, the style will be moved from one list to the other. The style will be deleted from the list you are dragging it from.</text:p>
          </table:table-cell>
        </table:table-row>
      </table:table>
      <text:list xml:id="list36700155" text:continue-numbering="true" text:style-name="OOoNum_20_123">
        <text:list-item>
          <text:p text:style-name="OOoNum_20_123_20_End"><text:span text:style-name="T1">Repeat for each style you want to copy. If the receiving template or document has many styles, you may not see any change unless you scroll down in the list. When you are finished, click </text:span><text:span text:style-name="OOoMenuPath"><text:span text:style-name="T1">Close</text:span></text:span><text:span text:style-name="T1">.</text:span></text:p>
        </text:list-item>
      </text:list>
      <text:p text:style-name="P20"><draw:frame draw:style-name="fr2" draw:name="Figure_AOO41GS03_6" text:anchor-type="as-char" svg:width="5.298in" draw:z-index="20"><draw:text-box fo:min-height="3.2075in"><text:p text:style-name="P16"><draw:frame draw:style-name="fr11" draw:name="AOO41GS03_010" text:anchor-type="as-char" svg:y="0in" svg:width="5.298in" svg:height="2.9555in" draw:z-index="21"><draw:image xlink:href="Pictures/1000000000000219000001290C55F305.png" xlink:type="simple" xlink:show="embed" xlink:actuate="onLoad"/></draw:frame></text:p><text:p text:style-name="P16">Figure <text:sequence text:ref-name="refFigure5" text:name="Figure" text:formula="ooow:Figure+1" style:num-format="1">6</text:sequence>: Copying a style from one document to another</text:p></draw:text-box></draw:frame></text:p>
      <text:h text:style-name="OOoHeading_20_2" text:outline-level="3"><text:bookmark-start text:name="__RefHeading__2150_1570480794"/><text:alphabetical-index-mark text:string-value="loading styles"/><text:alphabetical-index-mark text:string-value="loading from template or document" text:key1="styles"/>Loading Styles from a Template or Document<text:bookmark-end text:name="__RefHeading__2150_1570480794"/></text:h>
      <text:p text:style-name="OOoTextBody_5f_ListIntro">You can copy styles by loading them from a template or another document:</text:p>
      <text:list xml:id="list36686669" text:continue-list="list36700155" text:style-name="OOoNum_20_123">
        <text:list-item text:start-value="1">
          <text:p text:style-name="P37">Open the document you want to copy styles into.</text:p>
        </text:list-item>
        <text:list-item>
          <text:p text:style-name="OOoNum_20_123_20_Cont."><text:span text:style-name="T1">In the Styles and Formatting deck, click on the arrow next to the </text:span><text:span text:style-name="OOoMenuPath"><text:span text:style-name="T1">New Style from Selection</text:span></text:span><text:span text:style-name="T1"> icon, and then click on </text:span><text:span text:style-name="OOoMenuPath"><text:span text:style-name="T1">Load Styles</text:span></text:span><text:span text:style-name="T1"> (see </text:span><text:span text:style-name="T1"><text:sequence-ref text:reference-format="category-and-value" text:ref-name="refFigure2">Figure 3</text:sequence-ref></text:span><text:span text:style-name="T1">).</text:span></text:p>
        </text:list-item>
        <text:list-item>
          <text:p text:style-name="P32">On the Load Styles dialog (<text:sequence-ref text:reference-format="category-and-value" text:ref-name="refFigure6">Figure 7</text:sequence-ref>), find and select the template you want to copy styles from.</text:p>
        </text:list-item>
      </text:list>
      <text:p text:style-name="P20"><draw:frame draw:style-name="fr1" draw:name="Figure_AOO41GS03_7" text:anchor-type="as-char" svg:width="5.3846in" draw:z-index="23"><draw:text-box fo:min-height="2.2925in"><text:p text:style-name="P16"><draw:frame draw:style-name="fr7" draw:name="AOO41GS03_011" text:anchor-type="as-char" svg:width="5.3846in" svg:height="2.0161in" draw:z-index="24"><draw:image xlink:href="Pictures/100000000000023F000000D6621C54EF.png" xlink:type="simple" xlink:show="embed" xlink:actuate="onLoad"/></draw:frame></text:p><text:p text:style-name="P16">Figure <text:sequence text:ref-name="refFigure6" text:name="Figure" text:formula="ooow:Figure+1" style:num-format="1">7</text:sequence>. Copying styles from a template into the open document</text:p></draw:text-box></draw:frame></text:p>
      <text:list xml:id="list36681986" text:continue-numbering="true" text:style-name="OOoNum_20_123">
        <text:list-item>
          <text:p text:style-name="OOoNum_20_123_20_Cont."><text:soft-page-break/><text:span text:style-name="T1">Select the categories of styles to be copied. Select </text:span><text:span text:style-name="OOoMenuPath"><text:span text:style-name="T1">Overwrite</text:span></text:span><text:span text:style-name="T1"> if you want the styles being copied to replace any styles of the same names in the document you are copying them into.</text:span></text:p>
        </text:list-item>
        <text:list-item>
          <text:p text:style-name="OOoNum_20_123_20_End"><text:span text:style-name="T1">Click </text:span><text:span text:style-name="OOoMenuPath"><text:span text:style-name="T1">OK</text:span></text:span><text:span text:style-name="OOoMenuPath"><text:span text:style-name="T6"> </text:span></text:span><text:span text:style-name="T1">to copy the styles. You will not see any change on screen.</text:span></text:p>
        </text:list-item>
      </text:list>
      <table:table table:name="Table12" table:style-name="Table12">
        <table:table-column table:style-name="Table12.A"/>
        <table:table-column table:style-name="Table12.B"/>
        <table:table-row>
          <table:table-cell table:style-name="Table12.A1" office:value-type="string">
            <text:p text:style-name="P23">Note</text:p>
          </table:table-cell>
          <table:table-cell table:style-name="Table12.A1" office:value-type="string">
            <text:p text:style-name="P4">To copy the styles from another document, click the From File button to open a window from which you can select the required document.</text:p>
          </table:table-cell>
        </table:table-row>
      </table:table>
      <text:h text:style-name="OOoHeading_20_1" text:outline-level="2"><text:bookmark-start text:name="__RefHeading__2152_1570480794"/><text:alphabetical-index-mark text:string-value="deleting" text:key1="styles"/>Deleting Styles<text:bookmark-end text:name="__RefHeading__2152_1570480794"/></text:h>
      <text:p text:style-name="P9">You cannot remove (delete) any of Apache OpenOffice’s predefined styles from a document or template, even if they are not in use.</text:p>
      <text:p text:style-name="P13">You can remove any user-defined (custom) styles; but before you do, you should make sure the styles are not in use. If an unwanted style is in use, you will want to replace it with a substitute style.</text:p>
      <text:p text:style-name="OOoTextBody"><text:span text:style-name="T1">To delete unwanted styles, right-click on them (one at a time) in the Styles and Formatting window and click </text:span><text:span text:style-name="OOoMenuPath"><text:span text:style-name="T1">Delete</text:span></text:span><text:span text:style-name="T1"> on the pop-up menu.</text:span></text:p>
      <text:p text:style-name="P13">If the style is in use, you receive a warning message.</text:p>
      <text:p text:style-name="OOoTextBody"><text:span text:style-name="T1">If the style is not in use, you receive a confirmation message; click </text:span><text:span text:style-name="OOoMenuPath"><text:span text:style-name="T1">Yes</text:span></text:span><text:span text:style-name="T1">.</text:span></text:p>
      <text:h text:style-name="OOoHeading_20_1" text:outline-level="2"><text:bookmark-start text:name="__RefHeading__34104_1092913537"/>Using a Template to <text:alphabetical-index-mark text:string-value="create document from" text:key1="template"/><text:alphabetical-index-mark text:string-value="create document from template"/>Create a <text:alphabetical-index-mark text:string-value="create from template" text:key1="document"/>Document<text:bookmark-end text:name="__RefHeading__34104_1092913537"/></text:h>
      <text:p text:style-name="P10">To use a template to create a document:</text:p>
      <text:list xml:id="list36689680" text:continue-list="list36681986" text:style-name="OOoNum_20_123">
        <text:list-item text:start-value="1">
          <text:p text:style-name="OOoNum_20_123_20_Start"><text:span text:style-name="T1">From the main menu, choose </text:span><text:span text:style-name="OOoMenuPath"><text:span text:style-name="OOoMenuPath"><text:span text:style-name="T1">File &gt; New &gt; Templates and </text:span></text:span></text:span><text:span text:style-name="OOoMenuPath"><text:span text:style-name="T1">Documents</text:span></text:span><text:span text:style-name="OOoStrongEmphasis"><text:span text:style-name="T1">. </text:span></text:span><text:span text:style-name="T1">The Templates and Documents dialog (</text:span><text:span text:style-name="T1"><text:sequence-ref text:reference-format="category-and-value" text:ref-name="refFigure7">Figure 8</text:sequence-ref></text:span><text:span text:style-name="T1">) opens.</text:span></text:p>
        </text:list-item>
        <text:list-item>
          <text:p text:style-name="OOoNum_20_123_20_Cont."><text:span text:style-name="T1">In the box on the left, click the </text:span><text:span text:style-name="OOoStrongEmphasis"><text:span text:style-name="T1">Templates </text:span></text:span><text:span text:style-name="T1">icon if it is not already selected. A list of template folders appears in the center box.</text:span></text:p>
        </text:list-item>
        <text:list-item>
          <text:p text:style-name="P32">Double-click the folder that contains the template that you want to use. A list of all the templates contained in that folder appears in the center box.</text:p>
        </text:list-item>
        <text:list-item>
          <text:p text:style-name="P32">Select the template that you want to use. You can preview the selected template or view the template’s properties using the icons just below the title bar and slightly to the right of center:</text:p>
        </text:list-item>
      </text:list>
      <text:list xml:id="list39205810" text:style-name="OOoBullets_20_1">
        <text:list-item>
          <text:list>
            <text:list-item>
              <text:p text:style-name="OOoList_20_1_20_Start"><text:span text:style-name="T1">To preview the template, click the </text:span><text:span text:style-name="OOoMenuPath"><text:span text:style-name="T7">Preview</text:span></text:span><text:span text:style-name="T1"> icon </text:span><text:span text:style-name="T1"><draw:frame draw:style-name="fr12" draw:name="AOO41GS03_012_PreviewIcon" text:anchor-type="as-char" svg:width="0.3228in" svg:height="0.3508in" draw:z-index="26"><draw:image xlink:href="Pictures/100000000000001D0000001CA67B1CA0.png" xlink:type="simple" xlink:show="embed" xlink:actuate="onLoad"/></draw:frame></text:span><text:span text:style-name="T1">. A preview of the template appears in the box on the right.</text:span></text:p>
            </text:list-item>
          </text:list>
        </text:list-item>
      </text:list>
      <text:list xml:id="list36701642" text:continue-list="list36692842" text:style-name="OOoBullets_20_1">
        <text:list-item>
          <text:list>
            <text:list-item>
              <text:p text:style-name="OOoList_20_1_20_End"><text:span text:style-name="T1">To view the template’s properties, click the </text:span><text:span text:style-name="OOoMenuPath"><text:span text:style-name="T7">Document Properties</text:span></text:span><text:span text:style-name="T1"> icon </text:span><text:span text:style-name="T1"><draw:frame draw:style-name="fr13" draw:name="AOO41GS03_013_DocPropIcon" text:anchor-type="as-char" svg:width="0.3154in" svg:height="0.3465in" draw:z-index="27"><draw:image xlink:href="Pictures/100000000000001F0000001FB050AE5F.png" xlink:type="simple" xlink:show="embed" xlink:actuate="onLoad"/></draw:frame></text:span><text:span text:style-name="T1">. The template’s properties appear in the box on the right.</text:span></text:p>
            </text:list-item>
          </text:list>
        </text:list-item>
      </text:list>
      <text:list xml:id="list36693099" text:continue-list="list36689680" text:style-name="OOoNum_20_123">
        <text:list-item>
          <text:p text:style-name="OOoNum_20_123_20_End"><text:span text:style-name="T1">Click </text:span><text:span text:style-name="OOoStrongEmphasis"><text:span text:style-name="T1">Open</text:span></text:span><text:span text:style-name="T1">.</text:span><text:span text:style-name="T1"> The Templates and Documents dialog closes and a new document based on the selected template opens in Apache OpenOffice.</text:span></text:p>
        </text:list-item>
      </text:list>
      <text:p text:style-name="P20"><text:soft-page-break/><draw:frame draw:style-name="fr1" draw:name="Figure_AOO41GS03_8" text:anchor-type="as-char" svg:width="6.7193in" draw:z-index="28"><draw:text-box fo:min-height="3.6008in"><text:p text:style-name="P16"><draw:frame draw:style-name="fr14" draw:name="AOO41GS03_014" text:anchor-type="as-char" svg:width="6.6193in" svg:height="3.398in" draw:z-index="29"><draw:image xlink:href="Pictures/10000000000003A5000001DF2F7F1C13.png" xlink:type="simple" xlink:show="embed" xlink:actuate="onLoad"/></draw:frame></text:p><text:p text:style-name="P16">Figure <text:sequence text:ref-name="refFigure7" text:name="Figure" text:formula="ooow:Figure+1" style:num-format="1">8</text:sequence>: Templates and Documents window</text:p></draw:text-box></draw:frame></text:p>
      <text:h text:style-name="OOoHeading_20_1" text:outline-level="2"><text:bookmark-start text:name="__RefHeading__2154_1570480794"/><text:reference-mark-start text:name="Creating new templates"/>Creating a Template<text:bookmark-end text:name="__RefHeading__2154_1570480794"/><text:reference-mark-end text:name="Creating new templates"/></text:h>
      <text:p text:style-name="P6">You can create your own templates in two ways: from a document or (in Writer) by using a wizard.</text:p>
      <text:h text:style-name="OOoHeading_20_2" text:outline-level="3"><text:bookmark-start text:name="__RefHeading__2156_1570480794"/><text:alphabetical-index-mark text:string-value="create from document" text:key1="template"/>Creating a Template from a Document<text:bookmark-end text:name="__RefHeading__2156_1570480794"/></text:h>
      <text:p text:style-name="P18">In addition to formatting, any settings that can be added to or modified in a document can be saved in a template. For example, below are some settings (although not a full list) that can be included in a Writer document and then saved as a template for later use:</text:p>
      <text:list xml:id="list39227907" text:style-name="OOoBullets_20_1">
        <text:list-item text:start-value="1">
          <text:p text:style-name="P43">Printer settings: which printer, single sided / double-sided, and paper size, and so on</text:p>
        </text:list-item>
      </text:list>
      <text:list xml:id="list36681704" text:continue-list="list36701642" text:style-name="OOoBullets_20_1">
        <text:list-item>
          <text:p text:style-name="P42">Styles to be used, including character, page, frame, numbering, and paragraph styles</text:p>
        </text:list-item>
        <text:list-item>
          <text:p text:style-name="P41">Format and settings regarding indexes, tables, bibliographies, table of contents</text:p>
        </text:list-item>
      </text:list>
      <text:p text:style-name="P13">Templates can also contain predefined text, saving you from having to type it every time you create a new document. For example, a letter template may contain your name, address, and salutation.</text:p>
      <text:p text:style-name="P13">You can also save menu and toolbar customizations in templates; see Chapter 11 (Setting Up and Customizing Apache OpenOffice) for more information.</text:p>
      <text:p text:style-name="P18">To create a template from a document:</text:p>
      <text:list xml:id="list36675697" text:continue-list="list36693099" text:style-name="OOoNum_20_123">
        <text:list-item text:start-value="1">
          <text:p text:style-name="P37">Open a new or existing document of the type you want to make into a template (text document, spreadsheet, drawing, presentation).</text:p>
        </text:list-item>
        <text:list-item>
          <text:p text:style-name="P32">Add the content and styles that you want.</text:p>
        </text:list-item>
        <text:list-item>
          <text:p text:style-name="OOoNum_20_123_20_Cont."><text:span text:style-name="T1">From the main menu, choose </text:span><text:span text:style-name="OOoMenuPath"><text:span text:style-name="T1">File &gt; Templates &gt; Save</text:span></text:span><text:span text:style-name="T1">.</text:span><text:span text:style-name="OOoStrongEmphasis"><text:span text:style-name="T1"> </text:span></text:span><text:span text:style-name="T1">The Templates dialog opens (see </text:span><text:span text:style-name="T1"><text:sequence-ref text:reference-format="category-and-value" text:ref-name="refFigure8">Figure 9</text:sequence-ref></text:span><text:span text:style-name="T1">).</text:span></text:p>
        </text:list-item>
        <text:list-item>
          <text:p text:style-name="OOoNum_20_123_20_Cont."><text:span text:style-name="T1">In the </text:span><text:span text:style-name="OOoStrongEmphasis"><text:span text:style-name="T1">New template </text:span></text:span><text:span text:style-name="T1">field, type a name for the new template.</text:span></text:p>
        </text:list-item>
        <text:list-item>
          <text:p text:style-name="OOoNum_20_123_20_Cont."><text:soft-page-break/><text:span text:style-name="T1">In the </text:span><text:span text:style-name="OOoStrongEmphasis"><text:span text:style-name="T1">Categories</text:span></text:span><text:span text:style-name="T1"> list, click the category to which you want to assign the template. The category you choose has no effect on the template itself; it is simply the folder in which you save the template. </text:span></text:p>
        </text:list-item>
        <text:list-item>
          <text:p text:style-name="P35"><text:span text:style-name="T1">Selecting</text:span><text:span text:style-name="T1"> an appropriate category makes it easier to find the template when you want to use it. For example, you might save Impress templates under the </text:span><text:span text:style-name="OOoMenuPath"><text:span text:style-name="T1">Presentations</text:span></text:span><text:span text:style-name="T1"> category.</text:span></text:p>
        </text:list-item>
        <text:list-item>
          <text:p text:style-name="P34">To learn more about template folders, see “<text:reference-ref text:reference-format="text" text:ref-name="Organizing templates">Organizing Templates</text:reference-ref>” on page <text:reference-ref text:reference-format="page" text:ref-name="Organizing templates">19</text:reference-ref>.</text:p>
        </text:list-item>
        <text:list-item>
          <text:p text:style-name="OOoNum_20_123_20_End"><text:span text:style-name="T1">Click </text:span><text:span text:style-name="OOoStrongEmphasis"><text:span text:style-name="T1">OK</text:span></text:span><text:span text:style-name="T1"> to save the new template.</text:span></text:p>
        </text:list-item>
      </text:list>
      <text:p text:style-name="P20"><draw:frame draw:style-name="fr1" draw:name="Figure_AOO41GS03_9" text:anchor-type="as-char" svg:width="5.7047in" draw:z-index="8"><draw:text-box fo:min-height="2.3154in"><text:p text:style-name="P16"><draw:frame draw:style-name="fr6" draw:name="AOO41GS03_015" text:anchor-type="as-char" svg:width="5.7043in" style:rel-width="100%" svg:height="2.1134in" style:rel-height="scale" draw:z-index="12"><draw:image xlink:href="Pictures/1000000000000228000000F0821E97E7.png" xlink:type="simple" xlink:show="embed" xlink:actuate="onLoad"/></draw:frame>Figure <text:sequence text:ref-name="refFigure8" text:name="Figure" text:formula="ooow:Figure+1" style:num-format="1">9</text:sequence>: Saving a new template</text:p></draw:text-box></draw:frame></text:p>
      <text:h text:style-name="OOoHeading_20_2" text:outline-level="3"><text:bookmark-start text:name="__RefHeading__2158_1570480794"/><text:alphabetical-index-mark text:string-value="create using wizard" text:key1="template"/>Creating a Template Using a Wizard<text:bookmark-end text:name="__RefHeading__2158_1570480794"/></text:h>
      <text:p text:style-name="P6">In Writer, you can use wizards to create templates for letters, faxes, agendas, presentations, and Web pages.</text:p>
      <text:p text:style-name="P18">For example, the Letter Wizard guides you through the following choices:</text:p>
      <text:list xml:id="list39211247" text:style-name="OOoBullets_20_1">
        <text:list-item text:start-value="1">
          <text:p text:style-name="P44">Type of letter (business, formal personal or personal)</text:p>
        </text:list-item>
      </text:list>
      <text:list xml:id="list36694862" text:continue-list="list36681704" text:style-name="OOoBullets_20_1">
        <text:list-item>
          <text:p text:style-name="P42">Document elements like the return address, subject line (business letter), salutation, and complimentary close</text:p>
        </text:list-item>
        <text:list-item>
          <text:p text:style-name="P42">Options for sender and recipient information (business letter)</text:p>
        </text:list-item>
        <text:list-item>
          <text:p text:style-name="P41">Text to include in the footer (business letter)</text:p>
        </text:list-item>
      </text:list>
      <text:p text:style-name="P18">To create a template using a wizard:</text:p>
      <text:list xml:id="list39227843" text:style-name="OOoNum_20_123">
        <text:list-item text:start-value="1">
          <text:p text:style-name="P38"><text:span text:style-name="T1">From the main menu, choose </text:span><text:span text:style-name="OOoMenuPath"><text:span text:style-name="T1">File &gt; Wizards &gt; [type of template required]</text:span></text:span><text:span text:style-name="OOoStrongEmphasis"><text:span text:style-name="T6"> </text:span></text:span><text:span text:style-name="T1">(see </text:span><text:span text:style-name="T1"><text:sequence-ref text:reference-format="category-and-value" text:ref-name="refFigure9">Figure 10</text:sequence-ref></text:span><text:span text:style-name="T1">).</text:span></text:p>
        </text:list-item>
        <text:list-item>
          <text:p text:style-name="P33">Follow the instructions on the pages of the wizard. This process is slightly different for each type of template, but the format is very similar.</text:p>
        </text:list-item>
        <text:list-item>
          <text:p text:style-name="P33">In the last section of the wizard, you can specify the name and location for saving the template. The default location is your user templates directory, but you can choose a different location if you prefer.</text:p>
        </text:list-item>
        <text:list-item>
          <text:p text:style-name="P31">Finally, you have the option of creating a new document from your template immediately, or manually changing the template. For future documents, you can re-use the template created by the wizard, just as you would use any other template.</text:p>
        </text:list-item>
      </text:list>
      <text:p text:style-name="P20"><text:soft-page-break/><draw:frame draw:style-name="fr1" draw:name="Figure_AOO41GS03_10" text:anchor-type="as-char" svg:width="3.7429in" draw:z-index="16"><draw:text-box fo:min-height="2.8445in"><text:p text:style-name="P16"><draw:frame draw:style-name="fr14" draw:name="AOO41GS03_016" text:anchor-type="as-char" svg:width="3.7429in" svg:height="2.6256in" draw:z-index="22"><draw:image xlink:href="Pictures/10000000000001DF00000150E6BB5380.png" xlink:type="simple" xlink:show="embed" xlink:actuate="onLoad"/></draw:frame></text:p><text:p text:style-name="P16">Figure <text:sequence text:ref-name="refFigure9" text:name="Figure" text:formula="ooow:Figure+1" style:num-format="1">10</text:sequence>. Creating a template using a wizard</text:p></draw:text-box></draw:frame></text:p>
      <text:h text:style-name="OOoHeading_20_1" text:outline-level="2"><text:bookmark-start text:name="__RefHeading__2160_1570480794"/>Adding Templates Using the <text:alphabetical-index-mark text:string-value="Extension Manager" text:key1="template"/><text:alphabetical-index-mark text:string-value="Extension Manager"/>Extension Manager<text:bookmark-end text:name="__RefHeading__2160_1570480794"/></text:h>
      <text:p text:style-name="P6">The Extension Manager provides an easy way to install collections of templates, graphics, macros, or other add-ins that have been “packaged” into files with a .<text:alphabetical-index-mark-start text:id="IMark68480476"/>OXT extension<text:alphabetical-index-mark-end text:id="IMark68480476"/>. See Chapter 11 (Setting up and Customizing Apache OpenOffice) for more about the Extension Manager.</text:p>
      <text:p text:style-name="OOoTextBody"><text:span text:style-name="T1">This Web page lists many of the available extensions: </text:span><text:a xlink:type="simple" xlink:href="https://extensions.openoffice.org/" text:style-name="Internet_20_link" text:visited-style-name="Visited_20_Internet_20_Link"><text:span text:style-name="T1">https://extensions.openoffice.org/</text:span></text:a><text:span text:style-name="T1">. Others may be available from third-party websites.</text:span></text:p>
      <text:p text:style-name="P10">To install an extension, follow these steps:</text:p>
      <text:list xml:id="list36681181" text:continue-list="list36675697" text:style-name="OOoNum_20_123">
        <text:list-item text:start-value="1">
          <text:p text:style-name="P37">Download an extension package and save it anywhere on your computer.</text:p>
        </text:list-item>
        <text:list-item>
          <text:p text:style-name="OOoNum_20_123_20_Cont."><text:span text:style-name="T1">In Apache OpenOffice, select </text:span><text:span text:style-name="OOoMenuPath"><text:span text:style-name="T1">Tools &gt; Extension Manager</text:span></text:span><text:span text:style-name="T1"> from the menu bar. In the Extension Manager dialog, click </text:span><text:span text:style-name="OOoMenuPath"><text:span text:style-name="T1">Add</text:span></text:span><text:span text:style-name="T1">.</text:span></text:p>
        </text:list-item>
        <text:list-item>
          <text:p text:style-name="OOoNum_20_123_20_Cont."><text:span text:style-name="T1">A file browser window opens. Find and select the package of templates you want to install and click </text:span><text:span text:style-name="OOoMenuPath"><text:span text:style-name="T1">Open</text:span></text:span><text:span text:style-name="T1">. The package begins installing. You may be asked to accept a license agreement.</text:span></text:p>
        </text:list-item>
        <text:list-item>
          <text:p text:style-name="OOoNum_20_123_20_End"><text:span text:style-name="T1">When the package installation is complete, the templates are available for use through </text:span><text:span text:style-name="OOoMenuPath"><text:span text:style-name="T1">File &gt; New &gt; Templates and Documents</text:span></text:span><text:span text:style-name="T1"> and the extension is listed in the Extension Manager.</text:span></text:p>
        </text:list-item>
      </text:list>
      <text:p text:style-name="P20"><text:soft-page-break/><draw:frame draw:style-name="fr1" draw:name="Figure_AOO41GS03_11" text:anchor-type="as-char" svg:width="6.1972in" draw:z-index="30"><draw:text-box fo:min-height="4.0083in"><text:p text:style-name="P11"><draw:frame draw:style-name="fr15" draw:name="AOO41GS03_017" text:anchor-type="as-char" svg:width="6.161in" svg:height="3.7799in" draw:z-index="31"><draw:image xlink:href="Pictures/10000201000002A40000019E0E525244.png" xlink:type="simple" xlink:show="embed" xlink:actuate="onLoad"/></draw:frame></text:p><text:p text:style-name="P16">Figure <text:sequence text:ref-name="refFigure10" text:name="Figure" text:formula="ooow:Figure+1" style:num-format="1">11</text:sequence>: Newly-added package of templates</text:p></draw:text-box></draw:frame></text:p>
      <text:h text:style-name="OOoHeading_20_1" text:outline-level="2"><text:bookmark-start text:name="__RefHeading__2162_1570480794"/><text:alphabetical-index-mark text:string-value="editing" text:key1="template"/>Editing a Template<text:bookmark-end text:name="__RefHeading__2162_1570480794"/></text:h>
      <text:p text:style-name="P6">You can edit a template’s styles and content, and then, if you wish, you can reapply the template’s styles to documents that were created from that template. You cannot reapply content.</text:p>
      <text:p text:style-name="P18">To edit a template:</text:p>
      <text:list xml:id="list36694971" text:continue-list="list36681181" text:style-name="OOoNum_20_123">
        <text:list-item text:start-value="1">
          <text:p text:style-name="OOoNum_20_123_20_Start"><text:span text:style-name="T1">From the main menu, choose </text:span><text:span text:style-name="OOoMenuPath"><text:span text:style-name="T1">File &gt; Templates &gt; Edit</text:span></text:span><text:span text:style-name="T1">. A file browser window opens.</text:span></text:p>
        </text:list-item>
        <text:list-item>
          <text:p text:style-name="OOoNum_20_123_20_Cont."><text:span text:style-name="T1">Select the template that you want to edit and click </text:span><text:span text:style-name="OOoStrongEmphasis"><text:span text:style-name="T1">Open</text:span></text:span><text:span text:style-name="T1">.</text:span></text:p>
        </text:list-item>
        <text:list-item>
          <text:p text:style-name="OOoNum_20_123_20_End"><text:span text:style-name="T1">Edit the template as you would edit any other document. To save your changes, choose </text:span><text:span text:style-name="OOoMenuPath"><text:span text:style-name="T1">File &gt; Save</text:span></text:span><text:span text:style-name="OOoStrongEmphasis"><text:span text:style-name="T1"> </text:span></text:span><text:span text:style-name="T1">from the main menu.</text:span></text:p>
        </text:list-item>
      </text:list>
      <text:h text:style-name="OOoHeading_20_2" text:outline-level="3"><text:bookmark-start text:name="__RefHeading__2164_1570480794"/>Updating a Document from a Changed Template<text:bookmark-end text:name="__RefHeading__2164_1570480794"/></text:h>
      <text:p text:style-name="P9">The next time <text:alphabetical-index-mark text:string-value="update document styles from" text:key1="template"/>you open a document that was created from the changed template, a confirmation message appears.</text:p>
      <text:p text:style-name="OOoTextBody"><text:span text:style-name="T1">Click </text:span><text:span text:style-name="OOoStrongEmphasis"><text:span text:style-name="T1">Update Styles </text:span></text:span><text:span text:style-name="T1">to apply the template’s changed styles to the document, or click </text:span><text:span text:style-name="OOoStrongEmphasis"><text:span text:style-name="T1">Keep Old Styles </text:span></text:span><text:span text:style-name="T1">if you do not want to apply the changed styles to the document.</text:span></text:p>
      <table:table table:name="Table13" table:style-name="Table13">
        <table:table-column table:style-name="Table13.A"/>
        <table:table-column table:style-name="Table13.B"/>
        <table:table-row>
          <table:table-cell table:style-name="Table13.A1" office:value-type="string">
            <text:p text:style-name="P23">Caution</text:p>
            <text:p text:style-name="P24"><draw:frame draw:style-name="fr9" draw:name="AOO41GS03_018_dangersign" text:anchor-type="as-char" svg:y="-0.2634in" svg:width="0.4307in" svg:height="0.398in" draw:z-index="32"><draw:image xlink:href="Pictures/10000201000000500000004A5CA4FE42.png" xlink:type="simple" xlink:show="embed" xlink:actuate="onLoad"/></draw:frame></text:p>
          </table:table-cell>
          <table:table-cell table:style-name="Table13.B1" office:value-type="string">
            <text:p text:style-name="OOoTableText"><text:span text:style-name="T1">If you choose </text:span><text:span text:style-name="OOoMenuPath"><text:span text:style-name="T1">Keep Old Styles</text:span></text:span><text:span text:style-name="T1">, the document is no longer connected to the template, even though the template is still listed under </text:span><text:span text:style-name="OOoMenuPath"><text:span text:style-name="T1">File &gt; Properties &gt; General</text:span></text:span><text:span text:style-name="T1">. To connect the document to the template again, use the procedure described in “</text:span><text:span text:style-name="T1"><text:bookmark-ref text:reference-format="text" text:ref-name="__RefHeading__33984_1092913537">Changing the Template Assigned to a Document</text:bookmark-ref></text:span><text:span text:style-name="T1">” below.</text:span></text:p>
          </table:table-cell>
        </table:table-row>
      </table:table>
      <text:h text:style-name="OOoHeading_20_1" text:outline-level="2"><text:bookmark-start text:name="__RefHeading__33984_1092913537"/><text:soft-page-break/>Changing the Template Assigned to a Document<text:bookmark-end text:name="__RefHeading__33984_1092913537"/></text:h>
      <text:p text:style-name="P13">You can change the template assigned to a document, or reconnect a document to a template, in two ways: manually or using the Template Changer extension to OpenOffice.</text:p>
      <text:p text:style-name="P13">To change or reassign a template manually, first create a new, blank document from the required template, as described on page <text:bookmark-ref text:reference-format="page" text:ref-name="__RefHeading__34104_1092913537">13</text:bookmark-ref>. Then copy the contents of the old document into the new document.</text:p>
      <text:p text:style-name="OOoTextBody"><text:span text:style-name="T1">To use the Template Changer extension, first you need to download and install it, then restart OpenOffice to activate it. After that, you can open the document and use </text:span><text:span text:style-name="OOoMenuPath"><text:span text:style-name="T1">File &gt; Templates &gt; Change Template (current document)</text:span></text:span><text:span text:style-name="T1"> from the main menu.</text:span></text:p>
      <text:p text:style-name="P13">The Template Changer extension works with Writer, Calc, Draw, and Impress.</text:p>
      <text:h text:style-name="OOoHeading_20_1" text:outline-level="2"><text:bookmark-start text:name="__RefHeading__2166_1570480794"/><text:reference-mark-start text:name="Setting a default template"/>Setting a D<text:alphabetical-index-mark-start text:id="IMark68479036"/>efault Template<text:bookmark-end text:name="__RefHeading__2166_1570480794"/><text:alphabetical-index-mark-end text:id="IMark68479036"/><text:reference-mark-end text:name="Setting a default template"/></text:h>
      <text:p text:style-name="P7"><text:span text:style-name="T1">If you create a document by choosing </text:span><text:span text:style-name="OOoMenuPath"><text:span text:style-name="T1">File &gt; New &gt; Text Document</text:span></text:span><text:span text:style-name="OOoStrongEmphasis"><text:span text:style-name="T6"> </text:span></text:span><text:span text:style-name="T1">(or</text:span><text:span text:style-name="OOoStrongEmphasis"><text:span text:style-name="T6"> </text:span></text:span><text:span text:style-name="OOoMenuPath"><text:span text:style-name="T8">Spreadsheet</text:span></text:span><text:span text:style-name="OOoStrongEmphasis"><text:span text:style-name="T6">, </text:span></text:span><text:span text:style-name="OOoMenuPath"><text:span text:style-name="T8">Presentation</text:span></text:span><text:span text:style-name="T1">, or </text:span><text:span text:style-name="OOoMenuPath"><text:span text:style-name="T8">Drawing</text:span></text:span><text:span text:style-name="OOoStrongEmphasis"><text:span text:style-name="T6">) </text:span></text:span><text:span text:style-name="T1">from the main menu, Apache OpenOffice creates the document from the Default template for that type of document. You can, however, set a custom template to be the default. You can reset the default later if you decide.</text:span></text:p>
      <text:h text:style-name="OOoHeading_20_2" text:outline-level="3"><text:bookmark-start text:name="__RefHeading__2168_1570480794"/>Setting a Template as the Default<text:bookmark-end text:name="__RefHeading__2168_1570480794"/></text:h>
      <text:p text:style-name="P13">You can set any template to be the default, as long as it is in one of the folders displayed in the Template Management dialog.</text:p>
      <text:p text:style-name="P18">To set a custom template as the default:</text:p>
      <text:list xml:id="list36701659" text:continue-list="list36694971" text:style-name="OOoNum_20_123">
        <text:list-item text:start-value="1">
          <text:p text:style-name="OOoNum_20_123_20_Start"><text:span text:style-name="T1">From the main menu, choose </text:span><text:span text:style-name="OOoMenuPath"><text:span text:style-name="T1">File &gt; Templates &gt; Organize</text:span></text:span><text:span text:style-name="T1">.</text:span><text:span text:style-name="OOoStrongEmphasis"><text:span text:style-name="T1"> </text:span></text:span><text:span text:style-name="T1">The Template Management dialog opens.</text:span></text:p>
        </text:list-item>
        <text:list-item>
          <text:p text:style-name="OOoNum_20_123_20_Cont."><text:span text:style-name="T1">In the box on the left, select the</text:span><text:span text:style-name="OOoStrongEmphasis"><text:span text:style-name="T1"> </text:span></text:span><text:span text:style-name="T1">folder containing the template that you want to set as the default, then select the template.</text:span></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Set As Default Template </text:span></text:span><text:span text:style-name="T1">from the drop-down menu.</text:span></text:p>
        </text:list-item>
      </text:list>
      <text:p text:style-name="OOoTextBody"><text:span text:style-name="T1">The next time that you create a document by choosing </text:span><text:span text:style-name="OOoMenuPath"><text:span text:style-name="T1">File &gt; New</text:span></text:span><text:span text:style-name="T1">,</text:span><text:span text:style-name="T1"> the document will be created from this template.</text:span></text:p>
      <text:p text:style-name="P13">Although many important settings can be changed in the Options dialog (see Chapter 11), for example default fonts and page size, more advanced settings (such as page margins) can only be changed by replacing the default template with a new one.</text:p>
      <text:h text:style-name="OOoHeading_20_2" text:outline-level="3"><text:bookmark-start text:name="__RefHeading__2170_1570480794"/>Resetting the Default Template<text:bookmark-end text:name="__RefHeading__2170_1570480794"/></text:h>
      <text:p text:style-name="P10">To re-enable Apache OpenOffice’s Default template for a document type as the default:</text:p>
      <text:list xml:id="list36688060" text:continue-list="list36701659" text:style-name="OOoNum_20_123">
        <text:list-item text:start-value="1">
          <text:p text:style-name="P37">In the Template Management dialog, click any folder in the box on the left.</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Reset Default Template</text:span></text:span><text:span text:style-name="T1"> from the drop-down menu.</text:span></text:p>
        </text:list-item>
      </text:list>
      <text:p text:style-name="OOoTextBody"><text:span text:style-name="Caption_20_characters"><text:span text:style-name="T1">The next time that you create a document by choosing </text:span></text:span><text:span text:style-name="OOoMenuPath"><text:span text:style-name="T1">File &gt; New</text:span></text:span><text:span text:style-name="T1">,</text:span><text:span text:style-name="Caption_20_characters"><text:span text:style-name="T1"> the document will be created from Apache OpenOffice’s Default template for that document type.</text:span></text:span></text:p>
      <text:h text:style-name="OOoHeading_20_1" text:outline-level="2"><text:bookmark-start text:name="__RefHeading__2172_1570480794"/><text:soft-page-break/><text:reference-mark-start text:name="Organizing templates"/>Organizing Templates<text:bookmark-end text:name="__RefHeading__2172_1570480794"/><text:reference-mark-end text:name="Organizing templates"/></text:h>
      <text:p text:style-name="P8">Apache OpenOffice can only use templates that are in Apache OpenOffice template folders. You can create new Apache OpenOffice template folders and use them to organize your templates. For example, you might have one template folder for report templates and another for letter templates. You can also import and export templates.</text:p>
      <text:p text:style-name="OOoTextBody"><text:span text:style-name="T1">To begin, choose </text:span><text:span text:style-name="OOoMenuPath"><text:span text:style-name="T1">File &gt; Templates &gt; Organize</text:span></text:span><text:span text:style-name="T1"> from the main menu. The Template Management dialog opens.</text:span></text:p>
      <table:table table:name="Table21" table:style-name="Table21">
        <table:table-column table:style-name="Table21.A"/>
        <table:table-column table:style-name="Table21.B"/>
        <table:table-row>
          <table:table-cell table:style-name="Table21.A1" office:value-type="string">
            <text:p text:style-name="P23">Note</text:p>
          </table:table-cell>
          <table:table-cell table:style-name="Table21.A1" office:value-type="string">
            <text:p text:style-name="P4">All the actions made by the Commands button in the Template Management dialogue can be made as well by right-clicking on the templates or the folders.</text:p>
          </table:table-cell>
        </table:table-row>
      </table:table>
      <text:h text:style-name="OOoHeading_20_2" text:outline-level="3"><text:bookmark-start text:name="__RefHeading__2174_1570480794"/>Creating a Template <text:alphabetical-index-mark text:string-value="folders" text:key1="template"/>Folder<text:bookmark-end text:name="__RefHeading__2174_1570480794"/></text:h>
      <text:p text:style-name="P18">To create a template folder:</text:p>
      <text:list xml:id="list36700107" text:continue-list="list36688060" text:style-name="OOoNum_20_123">
        <text:list-item text:start-value="1">
          <text:p text:style-name="P37">In the Template Management dialog, click any folder.</text:p>
        </text:list-item>
        <text:list-item>
          <text:p text:style-name="OOoNum_20_123_20_Cont."><text:span text:style-name="T1">Click the </text:span><text:span text:style-name="OOoStrongEmphasis"><text:span text:style-name="T1">Commands </text:span></text:span><text:span text:style-name="T1">button</text:span><text:span text:style-name="OOoStrongEmphasis"><text:span text:style-name="T1"> </text:span></text:span><text:span text:style-name="T1">and choose </text:span><text:span text:style-name="OOoStrongEmphasis"><text:span text:style-name="T1">New</text:span></text:span><text:span text:style-name="T1"> from the drop-down menu. A new folder called </text:span><text:span text:style-name="OOoEmphasis"><text:span text:style-name="T1">Untitled</text:span></text:span><text:span text:style-name="T1"> appears.</text:span></text:p>
        </text:list-item>
        <text:list-item>
          <text:p text:style-name="OOoNum_20_123_20_End"><text:span text:style-name="T1">Type a name for the new folder, and then press </text:span><text:span text:style-name="OOoKeystroke"><text:span text:style-name="T1">Enter</text:span></text:span><text:span text:style-name="T1">. Apache OpenOffice saves the folder with the name that you entered.</text:span></text:p>
        </text:list-item>
      </text:list>
      <text:h text:style-name="OOoHeading_20_2" text:outline-level="3"><text:bookmark-start text:name="__RefHeading__2176_1570480794"/>Deleting a Template Folder<text:bookmark-end text:name="__RefHeading__2176_1570480794"/></text:h>
      <text:p text:style-name="P13">You cannot delete template folders supplied with Apache OpenOffice or installed using the Extension Manager; you can only delete template folders that you have created.</text:p>
      <text:p text:style-name="P18">To delete a template folder that you have created:</text:p>
      <text:list xml:id="list36696391" text:continue-list="list36700107" text:style-name="OOoNum_20_123">
        <text:list-item text:start-value="1">
          <text:p text:style-name="P37">In the Template Management dialog, select the folder that you want to delete.</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Delete</text:span></text:span><text:span text:style-name="T1"> from the drop-down menu. A message box appears and asks you to confirm the deletion. Click </text:span><text:span text:style-name="OOoStrongEmphasis"><text:span text:style-name="T1">Yes</text:span></text:span><text:span text:style-name="T1">.</text:span></text:p>
        </text:list-item>
      </text:list>
      <text:h text:style-name="OOoHeading_20_2" text:outline-level="3"><text:bookmark-start text:name="__RefHeading__2178_1570480794"/><text:reference-mark-start text:name="Moving templates"/>Moving a Template<text:bookmark-end text:name="__RefHeading__2178_1570480794"/><text:reference-mark-end text:name="Moving templates"/></text:h>
      <text:p text:style-name="P18">To move a template from one template folder to another template folder:</text:p>
      <text:list xml:id="list36689893" text:continue-list="list36696391" text:style-name="OOoNum_20_123">
        <text:list-item text:start-value="1">
          <text:p text:style-name="P37">In the Template Management dialog, double-click the folder that contains the template you want to move. A list of the templates contained in that folder appears underneath the folder name.</text:p>
        </text:list-item>
        <text:list-item>
          <text:p text:style-name="OOoNum_20_123_20_End"><text:span text:style-name="T1">Click the template that you want to move and drag it to the desired folder. If you do not have the authority to delete templates from the source folder, this action </text:span><text:span text:style-name="OOoEmphasis"><text:span text:style-name="T1">copies</text:span></text:span><text:span text:style-name="T1"> the template instead of moving it.</text:span></text:p>
        </text:list-item>
      </text:list>
      <text:h text:style-name="OOoHeading_20_2" text:outline-level="3"><text:bookmark-start text:name="__RefHeading__2180_1570480794"/><text:alphabetical-index-mark text:string-value="deleting" text:key1="template"/>Deleting a Template<text:bookmark-end text:name="__RefHeading__2180_1570480794"/></text:h>
      <text:p text:style-name="P13">You cannot delete templates supplied with Apache OpenOffice or installed using the Extension Manager; you can only delete templates that you have created or imported.</text:p>
      <text:p text:style-name="P18">To delete a template:</text:p>
      <text:list xml:id="list36703765" text:continue-list="list36689893" text:style-name="OOoNum_20_123">
        <text:list-item text:start-value="1">
          <text:p text:style-name="P37">In the Template Management dialog, double-click the folder that contains the template you want to delete. A list of the templates contained in that folder appears underneath the folder name.</text:p>
        </text:list-item>
        <text:list-item>
          <text:p text:style-name="P32"><text:soft-page-break/>Click the template that you want to delete.</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Delete</text:span></text:span><text:span text:style-name="T1"> from the drop-down menu. A message box appears and asks you to confirm the deletion. Click </text:span><text:span text:style-name="OOoStrongEmphasis"><text:span text:style-name="T1">Yes</text:span></text:span><text:span text:style-name="T1">.</text:span></text:p>
        </text:list-item>
      </text:list>
      <text:h text:style-name="OOoHeading_20_2" text:outline-level="3"><text:bookmark-start text:name="__RefHeading__2182_1570480794"/><text:reference-mark-start text:name="Importing templates"/>Importing a Template<text:bookmark-end text:name="__RefHeading__2182_1570480794"/><text:reference-mark-end text:name="Importing templates"/></text:h>
      <text:p text:style-name="P13">If the template that you want to use is in a different location, you must import it into an Apache OpenOffice template folder.</text:p>
      <text:p text:style-name="P18">To <text:alphabetical-index-mark text:string-value="importing" text:key1="templates"/>import a template into a template folder:</text:p>
      <text:list xml:id="list36707293" text:continue-list="list36703765" text:style-name="OOoNum_20_123">
        <text:list-item text:start-value="1">
          <text:p text:style-name="P37">In the Template Management dialog, select the folder into which you want to import the template.</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Import Template</text:span></text:span><text:span text:style-name="T1"> from the drop-down menu. A standard file browser window opens.</text:span></text:p>
        </text:list-item>
        <text:list-item>
          <text:p text:style-name="OOoNum_20_123_20_Cont."><text:span text:style-name="T1">Find and select the template that you want to import and click </text:span><text:span text:style-name="OOoStrongEmphasis"><text:span text:style-name="T1">Open</text:span></text:span><text:span text:style-name="T1">.</text:span><text:span text:style-name="OOoStrongEmphasis"><text:span text:style-name="T1"> </text:span></text:span><text:span text:style-name="T1">The file browser window closes and the template appears in the selected folder.</text:span></text:p>
        </text:list-item>
        <text:list-item>
          <text:p text:style-name="OOoNum_20_123_20_End"><text:span text:style-name="T1">If you want, type a new name for the template, and then press </text:span><text:span text:style-name="OOoKeystroke"><text:span text:style-name="T1">Enter</text:span></text:span><text:span text:style-name="T1">.</text:span></text:p>
        </text:list-item>
      </text:list>
      <text:h text:style-name="OOoHeading_20_2" text:outline-level="3"><text:bookmark-start text:name="__RefHeading__2184_1570480794"/><text:alphabetical-index-mark text:string-value="exporting" text:key1="template"/>Exporting a Template<text:bookmark-end text:name="__RefHeading__2184_1570480794"/></text:h>
      <text:p text:style-name="P18">To export a template from a template folder to another location:</text:p>
      <text:list xml:id="list36689463" text:continue-list="list36707293" text:style-name="OOoNum_20_123">
        <text:list-item text:start-value="1">
          <text:p text:style-name="P37">In the Template Management dialog, double-click the folder that contains the template you want to export. A list of the templates contained in that folder appears underneath the folder name.</text:p>
        </text:list-item>
        <text:list-item>
          <text:p text:style-name="P32">Click the template that you want to export.</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Export Template</text:span></text:span><text:span text:style-name="T1"> from the drop-down menu.</text:span><text:span text:style-name="OOoStrongEmphasis"><text:span text:style-name="T1"> </text:span></text:span><text:span text:style-name="T1">The Save As window opens.</text:span></text:p>
        </text:list-item>
        <text:list-item>
          <text:p text:style-name="OOoNum_20_123_20_End"><text:span text:style-name="T1">Find the folder into which you want to export the template and click </text:span><text:span text:style-name="OOoStrongEmphasis"><text:span text:style-name="T1">Save</text:span></text:span><text:span text:style-name="T1">.</text:span></text:p>
        </text:list-item>
      </text:list>
      <text:h text:style-name="OOoHeading_20_1" text:outline-level="2"><text:bookmark-start text:name="__RefHeading__2186_1570480794"/><text:reference-mark-start text:name="Examples of style use"/>Examples of Style Use<text:bookmark-end text:name="__RefHeading__2186_1570480794"/><text:reference-mark-end text:name="Examples of style use"/></text:h>
      <text:p text:style-name="P9">The following examples of common use of page and paragraph styles are taken from Writer. There are many other ways to use styles; see the guides for the various components for details.</text:p>
      <text:h text:style-name="OOoHeading_20_2" text:outline-level="3"><text:bookmark-start text:name="__RefHeading__2188_1570480794"/>Defining a <text:alphabetical-index-mark-start text:id="IMark78437632" text:key1="styles"/>Different First Page<text:alphabetical-index-mark-end text:id="IMark78437632"/> for a Document<text:bookmark-end text:name="__RefHeading__2188_1570480794"/></text:h>
      <text:p text:style-name="OOoTextBody"><text:span text:style-name="T1">Many documents, such as letters and reports, have a first page that is different from the other pages in the document. For example, the first page of a letter typically has a different header, or the first page of a report might have no header or footer, while the other pages do. With Apache OpenOffice, you can define the </text:span><text:span text:style-name="OOoEmphasis"><text:span text:style-name="T1">page style</text:span></text:span><text:span text:style-name="T1"> for the first page and specify the style for the following pages to be applied automatically.</text:span></text:p>
      <text:p text:style-name="OOoTextBody"><text:span text:style-name="T1">As an example, we can use the </text:span><text:span text:style-name="OOoEmphasis"><text:span text:style-name="T1">First Page</text:span></text:span><text:span text:style-name="T1"> and </text:span><text:span text:style-name="OOoEmphasis"><text:span text:style-name="T1">Default</text:span></text:span><text:span text:style-name="T1"> page styles that come with Apache OpenOffice. </text:span><text:span text:style-name="T1"><text:sequence-ref text:reference-format="category-and-value" text:ref-name="refFigure11">Figure 12</text:sequence-ref></text:span><text:span text:style-name="T1"> shows what we want to happen: the first page is to be followed by the default page, and all the following pages are to be in the </text:span><text:span text:style-name="OOoEmphasis"><text:span text:style-name="T1">Default</text:span></text:span><text:span text:style-name="T1"> page style. Details are in Chapter 4 (Formatting Pages) in the </text:span><text:span text:style-name="OOoEmphasis"><text:span text:style-name="T1">Writer Guide</text:span></text:span><text:span text:style-name="T1">.</text:span></text:p>
      <text:p text:style-name="P20"><text:soft-page-break/><draw:frame draw:style-name="fr3" draw:name="Figure_AOO41GS03_12" text:anchor-type="as-char" svg:width="2.4902in" svg:height="1.652in" style:rel-height="17%" draw:z-index="1"><draw:text-box><text:p text:style-name="P16"><draw:frame draw:style-name="fr16" draw:name="AOO41GS03_019" text:anchor-type="as-char" svg:y="-1.1909in" svg:width="2.4882in" svg:height="1.4138in" draw:z-index="5"><draw:image xlink:href="Pictures/1000020100000123000000AE8D7FC663.png" xlink:type="simple" xlink:show="embed" xlink:actuate="onLoad"/></draw:frame></text:p><text:p text:style-name="P16">Figure <text:sequence text:ref-name="refFigure11" text:name="Figure" text:formula="ooow:Figure+1" style:num-format="1">12</text:sequence>: Flow of page styles</text:p></draw:text-box></draw:frame></text:p>
      <text:h text:style-name="OOoHeading_20_2" text:outline-level="3"><text:bookmark-start text:name="__RefHeading__2190_1570480794"/>Dividing a Document into Chapters<text:bookmark-end text:name="__RefHeading__2190_1570480794"/></text:h>
      <text:p text:style-name="OOoTextBody"><text:span text:style-name="T1">Similarly, you can </text:span><text:alphabetical-index-mark text:string-value="divide document into chapters"/><text:span text:style-name="T1">divide a document into chapters. Each chapter might start with the </text:span><text:span text:style-name="OOoEmphasis"><text:span text:style-name="T1">First Page</text:span></text:span><text:span text:style-name="T1"> style, with the following pages using the</text:span><text:span text:style-name="OOoEmphasis"><text:span text:style-name="T1"> Default</text:span></text:span><text:span text:style-name="T1"> page style, as above. At the end of the chapter, insert a manual page break and specify the next page to have the </text:span><text:span text:style-name="OOoEmphasis"><text:span text:style-name="T1">First Page</text:span></text:span><text:span text:style-name="T1"> style to start the next chapter, as shown in </text:span><text:span text:style-name="T1"><text:sequence-ref text:reference-format="category-and-value" text:ref-name="refFigure12">Figure 13</text:sequence-ref></text:span><text:span text:style-name="T1">.</text:span></text:p>
      <text:p text:style-name="P20"><draw:frame draw:style-name="fr4" draw:name="Figure_AOO41GS03_13" text:anchor-type="as-char" svg:width="4.7701in" draw:z-index="6"><draw:text-box fo:min-height="1.5835in"><text:p text:style-name="P16"><draw:frame draw:style-name="fr10" draw:name="AOO41GS03_020" text:anchor-type="as-char" svg:width="4.7319in" svg:height="1.3638in" draw:z-index="7"><draw:image xlink:href="Pictures/10000000000002090000008D6AD35CBD.png" xlink:type="simple" xlink:show="embed" xlink:actuate="onLoad"/></draw:frame></text:p><text:p text:style-name="P16">Figure <text:sequence text:ref-name="refFigure12" text:name="Figure" text:formula="ooow:Figure+1" style:num-format="1">13</text:sequence>: Dividing a document into chapters using page styles</text:p></draw:text-box></draw:frame></text:p>
      <text:h text:style-name="OOoHeading_20_2" text:outline-level="3"><text:bookmark-start text:name="__RefHeading__2192_1570480794"/>Changing Page O<text:alphabetical-index-mark text:string-value="Orientation" text:key1="page layout"/>rientation Within a Document<text:bookmark-end text:name="__RefHeading__2192_1570480794"/></text:h>
      <text:p text:style-name="OOoTextBody"><text:span text:style-name="T1">A Writer document can contain pages in more than one orientation. A common scenario is to have a </text:span><text:alphabetical-index-mark-start text:id="IMark78437632" text:key1="page layout"/><text:alphabetical-index-mark text:string-value="landscape pages"/><text:span text:style-name="T1">landscape page</text:span><text:alphabetical-index-mark-end text:id="IMark78437632"/><text:span text:style-name="T1"> in the middle of a document, where the other pages are in a portrait orientation. This can be done with page breaks and page styles. Position the cursor at the point where you want to start the new (landscape) page. Click </text:span><text:span text:style-name="OOoMenuPath"><text:span text:style-name="T1">Insert &gt; Manual Break</text:span></text:span><text:span text:style-name="T1"> on the main menu. In the Insert Break dialog, select </text:span><text:span text:style-name="OOoStrongEmphasis"><text:span text:style-name="T1">Page Break</text:span></text:span><text:span text:style-name="T1"> under Type, and select a page style with landscape orientation in the Page Style list. Click </text:span><text:span text:style-name="OOoMenuPath"><text:span text:style-name="T1">OK</text:span></text:span><text:span text:style-name="T1"> to insert the page. To go back to the portrait page style, insert another page break and select the portrait page style you are using (which may be Default Page Style, if you haven’t selected or created a different one).</text:span></text:p>
      <text:h text:style-name="OOoHeading_20_2" text:outline-level="3"><text:bookmark-start text:name="__RefHeading__2194_1570480794"/><text:alphabetical-index-mark text:string-value="different on right and left pages" text:key1="header"/>Different Headers on Right and Left Pages<text:bookmark-end text:name="__RefHeading__2194_1570480794"/></text:h>
      <text:p text:style-name="P7"><text:span text:style-name="T1">Page styles can be set up to have the facing left and right pages </text:span><text:span text:style-name="OOoEmphasis"><text:span text:style-name="T1">mirrored</text:span></text:span><text:span text:style-name="T1">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span></text:p>
      <text:h text:style-name="OOoHeading_20_2" text:outline-level="3"><text:bookmark-start text:name="__RefHeading__2196_1570480794"/><text:soft-page-break/>Controlling Page Breaks Automatically<text:bookmark-end text:name="__RefHeading__2196_1570480794"/></text:h>
      <text:p text:style-name="P8">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OOoHeading_20_2" text:outline-level="3"><text:bookmark-start text:name="__RefHeading__2198_1570480794"/>Compiling an Automatic Table of Contents<text:bookmark-end text:name="__RefHeading__2198_1570480794"/></text:h>
      <text:p text:style-name="OOoTextBody"><text:span text:style-name="T1">To compile an automatic table of contents, first apply styles to the headings you want to appear in the contents list, then use </text:span><text:span text:style-name="OOoMenuPath"><text:span text:style-name="T1">Tools &gt; Outline Numbering</text:span></text:span><text:span text:style-name="T1"> to tell Writer which styles go with which level in the table of contents. See Chapter 3 for more information.</text:span></text:p>
      <text:h text:style-name="OOoHeading_20_2" text:outline-level="3"><text:bookmark-start text:name="__RefHeading__2200_1570480794"/><text:alphabetical-index-mark text:string-value="defining a sequence" text:key1="styles"/><text:alphabetical-index-mark text:string-value="sequence of styles, automatic"/>Defining a Sequence of Styles<text:bookmark-end text:name="__RefHeading__2200_1570480794"/></text:h>
      <text:p text:style-name="OOoTextBody"><text:span text:style-name="T2">You can set up one paragraph style so that when you press </text:span><text:span text:style-name="OOoKeystroke"><text:span text:style-name="T1">Enter</text:span></text:span><text:span text:style-name="T2"> at the end of that paragraph, the following paragraph automatically has the style you wish applied to it. For example, you could define a </text:span><text:span text:style-name="OOoEmphasis"><text:span text:style-name="T1">Heading 1</text:span></text:span><text:span text:style-name="T2"> paragraph to be followed by a </text:span><text:span text:style-name="OOoEmphasis"><text:span text:style-name="T1">Text Body</text:span></text:span><text:span text:style-name="T2"> paragraph. A more complex example would be: </text:span><text:span text:style-name="OOoEmphasis"><text:span text:style-name="T1">Title</text:span></text:span><text:span text:style-name="T2"> followed by </text:span><text:span text:style-name="OOoEmphasis"><text:span text:style-name="T1">Author</text:span></text:span><text:span text:style-name="T2"> followed by </text:span><text:span text:style-name="OOoEmphasis"><text:span text:style-name="T1">Abstract</text:span></text:span><text:span text:style-name="T2"> followed by </text:span><text:span text:style-name="OOoEmphasis"><text:span text:style-name="T1">Heading 1</text:span></text:span><text:span text:style-name="T2"> followed by </text:span><text:span text:style-name="OOoEmphasis"><text:span text:style-name="T1">Text Body</text:span></text:span><text:span text:style-name="T2">. By setting up these sequences, you can often avoid manually applying sty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2 
Using Styles and Templates</text:title><text:tab/><text:chapter text:display="name" text:outline-level="1"/><text:tab/><text:page-number text:select-page="current">1</text:page-number></text:p>
      </style:footer>
    </style:master-page>
    <style:master-page style:name="OOoFrontMatter" style:page-layout-name="Mpm7">
      <style:footer>
        <text:p text:style-name="MP2"><text:title>Chapter 2 
Using Styles and Templates</text:title> | <text:page-number text:select-page="current">21</text:page-number></text:p>
      </style:footer>
      <style:footer-left>
        <text:p text:style-name="OOoFooter"><text:page-number text:select-page="current">22</text:page-number> | <text:title>Chapter 2 
Using Styles and Templates</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 | <text:page-number text:select-page="current">1</text:page-number></text:p>
      </style:footer>
      <style:footer-left>
        <text:p text:style-name="OOoFooter"><text:page-number text:select-page="current">1</text:page-number> | <text:chapter text:display="name" text:outline-level="1"/></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2 
Using Styles and Templates</dc:title>
    <dc:date>2023-04-20T16:44:47.24</dc:date>
    <dc:creator>Keith McKenna</dc:creator>
    <meta:editing-duration>PT17H55M16S</meta:editing-duration>
    <meta:editing-cycles>75</meta:editing-cycles>
    <meta:generator>OpenOffice/4.1.14$Win32 OpenOffice.org_project/4114m1$Build-9811</meta:generator>
    <meta:document-statistic meta:table-count="11" meta:image-count="20" meta:object-count="0" meta:page-count="22" meta:paragraph-count="391" meta:word-count="6058" meta:character-count="34572"/>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